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1pt" officeooo:rsid="00527b20" officeooo:paragraph-rsid="00016641" style:font-size-asian="11pt" style:font-size-complex="11pt"/>
    </style:style>
    <style:style style:name="P2" style:family="paragraph" style:parent-style-name="Standard">
      <style:text-properties fo:font-size="11pt" officeooo:rsid="004dfcc9" officeooo:paragraph-rsid="00016641" style:font-size-asian="11pt" style:font-size-complex="11pt"/>
    </style:style>
    <style:style style:name="P3" style:family="paragraph" style:parent-style-name="Standard">
      <style:text-properties fo:font-size="11pt" officeooo:rsid="004dfcc9" officeooo:paragraph-rsid="0007a0c1" style:font-size-asian="11pt" style:font-size-complex="11pt"/>
    </style:style>
    <style:style style:name="P4" style:family="paragraph" style:parent-style-name="Standard">
      <style:text-properties fo:font-size="11pt" officeooo:rsid="0053f01d" officeooo:paragraph-rsid="00016641" style:font-size-asian="11pt" style:font-size-complex="11pt"/>
    </style:style>
    <style:style style:name="P5" style:family="paragraph" style:parent-style-name="Standard">
      <style:text-properties fo:font-size="11pt" officeooo:rsid="0053f01d" officeooo:paragraph-rsid="0007a0c1" style:font-size-asian="11pt" style:font-size-complex="11pt"/>
    </style:style>
    <style:style style:name="P6" style:family="paragraph" style:parent-style-name="Standard">
      <style:text-properties fo:font-size="11pt" officeooo:rsid="00582266" officeooo:paragraph-rsid="00016641" style:font-size-asian="11pt" style:font-size-complex="11pt"/>
    </style:style>
    <style:style style:name="P7" style:family="paragraph" style:parent-style-name="Standard">
      <style:text-properties fo:font-size="11pt" officeooo:rsid="00582266" officeooo:paragraph-rsid="0007a0c1" style:font-size-asian="11pt" style:font-size-complex="11pt"/>
    </style:style>
    <style:style style:name="P8" style:family="paragraph" style:parent-style-name="Standard">
      <style:text-properties fo:font-size="11pt" officeooo:rsid="009e4850" officeooo:paragraph-rsid="00016641" style:font-size-asian="11pt" style:font-size-complex="11pt"/>
    </style:style>
    <style:style style:name="P9" style:family="paragraph" style:parent-style-name="Standard">
      <style:text-properties fo:font-size="11pt" officeooo:rsid="00a03206" officeooo:paragraph-rsid="00016641" style:font-size-asian="11pt" style:font-size-complex="11pt"/>
    </style:style>
    <style:style style:name="P10" style:family="paragraph" style:parent-style-name="Standard">
      <style:text-properties fo:font-size="11pt" officeooo:rsid="00a0890c" officeooo:paragraph-rsid="00016641" style:font-size-asian="11pt" style:font-size-complex="11pt"/>
    </style:style>
    <style:style style:name="P11" style:family="paragraph" style:parent-style-name="Standard">
      <style:text-properties fo:font-size="11pt" officeooo:rsid="00a58a83" officeooo:paragraph-rsid="00016641" style:font-size-asian="11pt" style:font-size-complex="11pt"/>
    </style:style>
    <style:style style:name="P12" style:family="paragraph" style:parent-style-name="Standard">
      <style:text-properties fo:font-size="11pt" officeooo:rsid="00a1b0b8" officeooo:paragraph-rsid="00016641" style:font-size-asian="11pt" style:font-size-complex="11pt"/>
    </style:style>
    <style:style style:name="P13" style:family="paragraph" style:parent-style-name="Standard">
      <style:text-properties fo:font-size="11pt" officeooo:rsid="00a3d6cb" officeooo:paragraph-rsid="00016641" style:font-size-asian="11pt" style:font-size-complex="11pt"/>
    </style:style>
    <style:style style:name="P14" style:family="paragraph" style:parent-style-name="Standard">
      <style:text-properties fo:font-size="11pt" officeooo:rsid="005d52ec" officeooo:paragraph-rsid="00016641" style:font-size-asian="11pt" style:font-size-complex="11pt"/>
    </style:style>
    <style:style style:name="P15" style:family="paragraph" style:parent-style-name="Standard">
      <style:text-properties fo:font-size="11pt" officeooo:rsid="00a1db54" officeooo:paragraph-rsid="00016641" style:font-size-asian="11pt" style:font-size-complex="11pt"/>
    </style:style>
    <style:style style:name="P16" style:family="paragraph" style:parent-style-name="Standard">
      <style:text-properties fo:font-size="11pt" officeooo:rsid="00a5eb3d" officeooo:paragraph-rsid="00016641" style:font-size-asian="11pt" style:font-size-complex="11pt"/>
    </style:style>
    <style:style style:name="P17" style:family="paragraph" style:parent-style-name="Standard">
      <style:text-properties fo:font-size="11pt" officeooo:rsid="005b1b45" officeooo:paragraph-rsid="00016641" style:font-size-asian="11pt" style:font-size-complex="11pt"/>
    </style:style>
    <style:style style:name="P18" style:family="paragraph" style:parent-style-name="Standard">
      <style:text-properties fo:font-size="11pt" officeooo:rsid="00582a23" officeooo:paragraph-rsid="00016641" style:font-size-asian="11pt" style:font-size-complex="11pt"/>
    </style:style>
    <style:style style:name="P19" style:family="paragraph" style:parent-style-name="Standard">
      <style:text-properties fo:font-size="11pt" officeooo:rsid="0059f91b" officeooo:paragraph-rsid="00016641" style:font-size-asian="11pt" style:font-size-complex="11pt"/>
    </style:style>
    <style:style style:name="P20" style:family="paragraph" style:parent-style-name="Standard">
      <style:text-properties fo:font-size="11pt" officeooo:rsid="005c07ef" officeooo:paragraph-rsid="00016641" style:font-size-asian="11pt" style:font-size-complex="11pt"/>
    </style:style>
    <style:style style:name="P21" style:family="paragraph" style:parent-style-name="Standard">
      <style:text-properties fo:font-size="11pt" officeooo:rsid="0055d7ce" officeooo:paragraph-rsid="00016641" style:font-size-asian="11pt" style:font-size-complex="11pt"/>
    </style:style>
    <style:style style:name="P22" style:family="paragraph" style:parent-style-name="Standard">
      <style:text-properties fo:font-size="11pt" officeooo:rsid="0050aad9" officeooo:paragraph-rsid="00016641" style:font-size-asian="11pt" style:font-size-complex="11pt"/>
    </style:style>
    <style:style style:name="P23" style:family="paragraph" style:parent-style-name="Standard">
      <style:text-properties fo:font-size="11pt" officeooo:rsid="005250a2" officeooo:paragraph-rsid="00016641" style:font-size-asian="11pt" style:font-size-complex="11pt"/>
    </style:style>
    <style:style style:name="P24" style:family="paragraph" style:parent-style-name="Standard">
      <style:text-properties fo:font-size="11pt" officeooo:rsid="004c682d" officeooo:paragraph-rsid="00016641" style:font-size-asian="11pt" style:font-size-complex="11pt"/>
    </style:style>
    <style:style style:name="P25" style:family="paragraph" style:parent-style-name="Standard">
      <style:text-properties fo:font-size="11pt" officeooo:paragraph-rsid="00016641" style:font-size-asian="11pt" style:font-size-complex="11pt"/>
    </style:style>
    <style:style style:name="P26" style:family="paragraph" style:parent-style-name="Standard">
      <style:text-properties fo:font-size="11pt" officeooo:rsid="00bc1894" officeooo:paragraph-rsid="00016641" style:font-size-asian="11pt" style:font-size-complex="11pt"/>
    </style:style>
    <style:style style:name="P27" style:family="paragraph" style:parent-style-name="Standard">
      <style:text-properties fo:font-size="11pt" officeooo:rsid="00b9a7c7" officeooo:paragraph-rsid="00016641" style:font-size-asian="11pt" style:font-size-complex="11pt"/>
    </style:style>
    <style:style style:name="P28" style:family="paragraph" style:parent-style-name="Standard">
      <style:text-properties fo:font-size="11pt" officeooo:rsid="00bb0040" officeooo:paragraph-rsid="00016641" style:font-size-asian="11pt" style:font-size-complex="11pt"/>
    </style:style>
    <style:style style:name="P29" style:family="paragraph" style:parent-style-name="Standard">
      <style:text-properties fo:font-size="11pt" officeooo:rsid="00b00468" officeooo:paragraph-rsid="00016641" style:font-size-asian="11pt" style:font-size-complex="11pt"/>
    </style:style>
    <style:style style:name="P30" style:family="paragraph" style:parent-style-name="Standard">
      <style:text-properties fo:font-size="11pt" officeooo:rsid="00b0dd37" officeooo:paragraph-rsid="00016641" style:font-size-asian="11pt" style:font-size-complex="11pt"/>
    </style:style>
    <style:style style:name="P31" style:family="paragraph" style:parent-style-name="Standard">
      <style:text-properties fo:font-size="11pt" officeooo:rsid="00ae6d4e" officeooo:paragraph-rsid="00016641" style:font-size-asian="11pt" style:font-size-complex="11pt"/>
    </style:style>
    <style:style style:name="P32" style:family="paragraph" style:parent-style-name="Standard">
      <style:text-properties fo:font-size="11pt" officeooo:rsid="00afd789" officeooo:paragraph-rsid="00016641" style:font-size-asian="11pt" style:font-size-complex="11pt"/>
    </style:style>
    <style:style style:name="P33" style:family="paragraph" style:parent-style-name="Standard">
      <style:text-properties fo:font-size="11pt" officeooo:rsid="00ac653f" officeooo:paragraph-rsid="00016641" style:font-size-asian="11pt" style:font-size-complex="11pt"/>
    </style:style>
    <style:style style:name="P34" style:family="paragraph" style:parent-style-name="Standard">
      <style:text-properties fo:font-size="11pt" officeooo:rsid="00b380f9" officeooo:paragraph-rsid="00016641" style:font-size-asian="11pt" style:font-size-complex="11pt"/>
    </style:style>
    <style:style style:name="P35" style:family="paragraph" style:parent-style-name="Standard">
      <style:text-properties fo:font-size="11pt" officeooo:rsid="00ba9ed8" officeooo:paragraph-rsid="00016641" style:font-size-asian="11pt" style:font-size-complex="11pt"/>
    </style:style>
    <style:style style:name="P36" style:family="paragraph" style:parent-style-name="Standard">
      <style:text-properties fo:font-size="11pt" officeooo:rsid="00b2e068" officeooo:paragraph-rsid="00016641" style:font-size-asian="11pt" style:font-size-complex="11pt"/>
    </style:style>
    <style:style style:name="P37" style:family="paragraph" style:parent-style-name="Standard">
      <style:text-properties fo:font-size="11pt" officeooo:rsid="00b33996" officeooo:paragraph-rsid="00016641" style:font-size-asian="11pt" style:font-size-complex="11pt"/>
    </style:style>
    <style:style style:name="P38" style:family="paragraph" style:parent-style-name="Standard">
      <style:text-properties fo:font-size="11pt" officeooo:rsid="00b4bf6f" officeooo:paragraph-rsid="00016641" style:font-size-asian="11pt" style:font-size-complex="11pt"/>
    </style:style>
    <style:style style:name="P39" style:family="paragraph" style:parent-style-name="Standard">
      <style:text-properties fo:font-size="11pt" officeooo:rsid="00a7f3b2" officeooo:paragraph-rsid="00016641" style:font-size-asian="11pt" style:font-size-complex="11pt"/>
    </style:style>
    <style:style style:name="P40" style:family="paragraph" style:parent-style-name="Standard">
      <style:text-properties officeooo:paragraph-rsid="00016641"/>
    </style:style>
    <style:style style:name="P41" style:family="paragraph" style:parent-style-name="Contents_20_5">
      <style:paragraph-properties>
        <style:tab-stops>
          <style:tab-stop style:position="6.139in" style:type="right" style:leader-style="dotted" style:leader-text="."/>
        </style:tab-stops>
      </style:paragraph-properties>
    </style:style>
    <style:style style:name="P42" style:family="paragraph" style:parent-style-name="Contents_20_3">
      <style:paragraph-properties>
        <style:tab-stops>
          <style:tab-stop style:position="6.5319in" style:type="right" style:leader-style="dotted" style:leader-text="."/>
        </style:tab-stops>
      </style:paragraph-properties>
    </style:style>
    <style:style style:name="P43" style:family="paragraph" style:parent-style-name="Contents_20_Heading">
      <style:paragraph-properties fo:break-before="page"/>
    </style:style>
    <style:style style:name="P44" style:family="paragraph" style:parent-style-name="Heading">
      <style:text-properties officeooo:rsid="00527b20" officeooo:paragraph-rsid="00016641"/>
    </style:style>
    <style:style style:name="P45" style:family="paragraph" style:parent-style-name="Heading">
      <style:paragraph-properties fo:text-align="center" style:justify-single-word="false"/>
      <style:text-properties officeooo:rsid="007b7ab9" officeooo:paragraph-rsid="00016641"/>
    </style:style>
    <style:style style:name="P46" style:family="paragraph" style:parent-style-name="Heading">
      <style:paragraph-properties fo:text-align="center" style:justify-single-word="false"/>
      <style:text-properties fo:font-size="24pt" officeooo:rsid="007b7ab9" officeooo:paragraph-rsid="00016641" style:font-size-asian="24pt" style:font-size-complex="24pt"/>
    </style:style>
    <style:style style:name="P47" style:family="paragraph" style:parent-style-name="Text_20_body">
      <style:paragraph-properties fo:text-align="center" style:justify-single-word="false"/>
      <style:text-properties officeooo:rsid="007b7ab9" officeooo:paragraph-rsid="00016641"/>
    </style:style>
    <style:style style:name="P48" style:family="paragraph" style:parent-style-name="Text_20_body">
      <style:text-properties officeooo:rsid="00527b20" officeooo:paragraph-rsid="00016641"/>
    </style:style>
    <style:style style:name="P49" style:family="paragraph" style:parent-style-name="Illustration">
      <style:paragraph-properties fo:text-align="center" style:justify-single-word="false"/>
    </style:style>
    <style:style style:name="P50" style:family="paragraph" style:parent-style-name="Contents_20_1">
      <style:paragraph-properties>
        <style:tab-stops>
          <style:tab-stop style:position="6.9252in" style:type="right" style:leader-style="dotted" style:leader-text="."/>
        </style:tab-stops>
      </style:paragraph-properties>
    </style:style>
    <style:style style:name="P51" style:family="paragraph" style:parent-style-name="Standard" style:list-style-name="L2">
      <style:text-properties fo:font-size="11pt" officeooo:paragraph-rsid="00016641" style:font-size-asian="11pt" style:font-size-complex="11pt"/>
    </style:style>
    <style:style style:name="P52" style:family="paragraph" style:parent-style-name="Standard" style:list-style-name="L3">
      <style:text-properties fo:font-size="11pt" officeooo:paragraph-rsid="00016641" style:font-size-asian="11pt" style:font-size-complex="11pt"/>
    </style:style>
    <style:style style:name="P53" style:family="paragraph" style:parent-style-name="Standard">
      <style:text-properties fo:font-size="11pt" officeooo:rsid="00ba9ed8" officeooo:paragraph-rsid="00016641" style:font-size-asian="11pt" style:font-size-complex="11pt"/>
    </style:style>
    <style:style style:name="P54" style:family="paragraph" style:parent-style-name="Standard">
      <style:text-properties fo:font-size="11pt" officeooo:rsid="00a0890c" officeooo:paragraph-rsid="00016641" style:font-size-asian="11pt" style:font-size-complex="11pt"/>
    </style:style>
    <style:style style:name="P55" style:family="paragraph" style:parent-style-name="Standard">
      <style:text-properties fo:font-size="11pt" officeooo:rsid="00a0890c" officeooo:paragraph-rsid="000ba60f" style:font-size-asian="11pt" style:font-size-complex="11pt"/>
    </style:style>
    <style:style style:name="P56" style:family="paragraph" style:parent-style-name="Standard">
      <style:text-properties officeooo:paragraph-rsid="00016641"/>
    </style:style>
    <style:style style:name="P57" style:family="paragraph" style:parent-style-name="Heading" style:master-page-name="First_20_Page">
      <style:paragraph-properties fo:text-align="center" style:justify-single-word="false" style:page-number="auto"/>
      <style:text-properties officeooo:rsid="007b7ab9" officeooo:paragraph-rsid="00016641"/>
    </style:style>
    <style:style style:name="P58" style:family="paragraph" style:parent-style-name="Text_20_body" style:list-style-name="L1">
      <style:text-properties officeooo:paragraph-rsid="0002fe18"/>
    </style:style>
    <style:style style:name="P59" style:family="paragraph" style:parent-style-name="Text_20_body" style:list-style-name="L1">
      <style:text-properties officeooo:rsid="00720594" officeooo:paragraph-rsid="0002fe18"/>
    </style:style>
    <style:style style:name="P60" style:family="paragraph" style:parent-style-name="Text_20_body">
      <style:text-properties officeooo:rsid="0007a0c1" officeooo:paragraph-rsid="0007a0c1"/>
    </style:style>
    <style:style style:name="P61" style:family="paragraph" style:parent-style-name="Heading_20_1">
      <style:text-properties officeooo:rsid="0002fe18" officeooo:paragraph-rsid="0002fe18"/>
    </style:style>
    <style:style style:name="P62" style:family="paragraph" style:parent-style-name="Heading_20_1">
      <style:text-properties officeooo:rsid="0007a0c1" officeooo:paragraph-rsid="0007a0c1"/>
    </style:style>
    <style:style style:name="P63" style:family="paragraph" style:parent-style-name="Heading_20_1">
      <style:paragraph-properties fo:break-before="page"/>
      <style:text-properties officeooo:rsid="00720594" officeooo:paragraph-rsid="0002fe18"/>
    </style:style>
    <style:style style:name="P64" style:family="paragraph" style:parent-style-name="Heading_20_3">
      <style:text-properties officeooo:rsid="00a0890c" officeooo:paragraph-rsid="00016641"/>
    </style:style>
    <style:style style:name="P65" style:family="paragraph" style:parent-style-name="Heading_20_3">
      <style:text-properties officeooo:paragraph-rsid="00016641"/>
    </style:style>
    <style:style style:name="P66" style:family="paragraph" style:parent-style-name="Heading_20_3">
      <style:text-properties officeooo:rsid="00a3d6cb" officeooo:paragraph-rsid="00016641"/>
    </style:style>
    <style:style style:name="P67" style:family="paragraph" style:parent-style-name="Heading_20_5">
      <style:text-properties officeooo:paragraph-rsid="00016641"/>
    </style:style>
    <style:style style:name="P68" style:family="paragraph" style:parent-style-name="Heading_20_5">
      <style:text-properties officeooo:rsid="00b33996" officeooo:paragraph-rsid="00016641"/>
    </style:style>
    <style:style style:name="P69" style:family="paragraph" style:parent-style-name="Heading_20_10">
      <style:text-properties fo:font-size="11pt" officeooo:rsid="00a3d6cb" officeooo:paragraph-rsid="00016641" style:font-size-asian="11pt" style:font-size-complex="11pt"/>
    </style:style>
    <style:style style:name="P70"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71" style:family="paragraph">
      <style:paragraph-properties fo:margin-left="0in" fo:margin-right="0in" fo:margin-top="0in" fo:margin-bottom="0in" fo:line-height="100%" fo:text-align="start" fo:text-indent="0in"/>
    </style:style>
    <style:style style:name="P72" style:family="paragraph">
      <style:paragraph-properties fo:margin-left="0in" fo:margin-right="0in" fo:margin-top="0in" fo:margin-bottom="0in" fo:line-height="100%" fo:text-align="start" fo:text-indent="0in"/>
      <style:text-properties style:use-window-font-color="true" style:text-outline="false" style:text-line-through-style="none" style:font-name="Liberation Sans1" fo:font-size="7pt" fo:font-style="normal" fo:text-shadow="none" style:text-underline-style="none" fo:font-weight="normal" style:letter-kerning="true" style:font-name-asian="DejaVu Sans" style:font-size-asian="7pt" style:font-style-asian="normal" style:font-weight-asian="normal" style:font-name-complex="Lohit Hindi" style:font-size-complex="7pt" style:font-style-complex="normal" style:font-weight-complex="normal" style:text-emphasize="none" style:font-relief="none" style:text-overline-style="none" style:text-overline-color="font-color"/>
    </style:style>
    <style:style style:name="P73" style:family="paragraph">
      <style:paragraph-properties fo:margin-left="0in" fo:margin-right="0in" fo:margin-top="0in" fo:margin-bottom="0in" fo:line-height="100%" fo:text-align="center" fo:text-indent="0in"/>
    </style:style>
    <style:style style:name="P74"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3pt" fo:font-style="normal" fo:text-shadow="none" style:text-underline-style="none" fo:font-weight="normal" style:letter-kerning="true" style:font-name-asian="DejaVu Sans" style:font-size-asian="13pt" style:font-style-asian="normal" style:font-weight-asian="normal" style:font-name-complex="Lohit Hindi" style:font-size-complex="13pt" style:font-style-complex="normal" style:font-weight-complex="normal" style:text-emphasize="none" style:font-relief="none" style:text-overline-style="none" style:text-overline-color="font-color"/>
    </style:style>
    <style:style style:name="T1" style:family="text">
      <style:text-properties officeooo:rsid="00016641"/>
    </style:style>
    <style:style style:name="T2" style:family="text">
      <style:text-properties officeooo:rsid="00527b20"/>
    </style:style>
    <style:style style:name="T3" style:family="text">
      <style:text-properties officeooo:rsid="006bd6e3"/>
    </style:style>
    <style:style style:name="T4" style:family="text">
      <style:text-properties officeooo:rsid="0053f01d"/>
    </style:style>
    <style:style style:name="T5" style:family="text">
      <style:text-properties officeooo:rsid="0055d7ce"/>
    </style:style>
    <style:style style:name="T6" style:family="text">
      <style:text-properties officeooo:rsid="00582266"/>
    </style:style>
    <style:style style:name="T7" style:family="text">
      <style:text-properties officeooo:rsid="00bc1894"/>
    </style:style>
    <style:style style:name="T8" style:family="text">
      <style:text-properties officeooo:rsid="009e4850"/>
    </style:style>
    <style:style style:name="T9" style:family="text">
      <style:text-properties officeooo:rsid="00a03206"/>
    </style:style>
    <style:style style:name="T10" style:family="text">
      <style:text-properties officeooo:rsid="00bb0040"/>
    </style:style>
    <style:style style:name="T11" style:family="text">
      <style:text-properties officeooo:rsid="00a0890c"/>
    </style:style>
    <style:style style:name="T12" style:family="text">
      <style:text-properties officeooo:rsid="00b9a7c7"/>
    </style:style>
    <style:style style:name="T13" style:family="text">
      <style:text-properties officeooo:rsid="00b02a32"/>
    </style:style>
    <style:style style:name="T14" style:family="text">
      <style:text-properties officeooo:rsid="00ac653f"/>
    </style:style>
    <style:style style:name="T15" style:family="text">
      <style:text-properties officeooo:rsid="00b00468"/>
    </style:style>
    <style:style style:name="T16" style:family="text">
      <style:text-properties officeooo:rsid="00ae6d4e"/>
    </style:style>
    <style:style style:name="T17" style:family="text">
      <style:text-properties fo:font-size="11pt" officeooo:rsid="00ae6d4e" style:font-size-asian="11pt" style:font-size-complex="11pt"/>
    </style:style>
    <style:style style:name="T18" style:family="text">
      <style:text-properties fo:font-size="11pt" officeooo:rsid="00ac653f" style:font-size-asian="11pt" style:font-size-complex="11pt"/>
    </style:style>
    <style:style style:name="T19" style:family="text">
      <style:text-properties fo:font-size="11pt" officeooo:rsid="00ad9453" style:font-size-asian="11pt" style:font-size-complex="11pt"/>
    </style:style>
    <style:style style:name="T20" style:family="text">
      <style:text-properties fo:font-size="11pt" officeooo:rsid="00b2e068" style:font-size-asian="11pt" style:font-size-complex="11pt"/>
    </style:style>
    <style:style style:name="T21" style:family="text">
      <style:text-properties fo:font-size="11pt" officeooo:rsid="00b1ae44" style:font-size-asian="11pt" style:font-size-complex="11pt"/>
    </style:style>
    <style:style style:name="T22" style:family="text">
      <style:text-properties fo:font-size="11pt" officeooo:rsid="009e4850" style:font-size-asian="11pt" style:font-size-complex="11pt"/>
    </style:style>
    <style:style style:name="T23" style:family="text">
      <style:text-properties fo:font-size="11pt" officeooo:rsid="00582266" style:font-size-asian="11pt" style:font-size-complex="11pt"/>
    </style:style>
    <style:style style:name="T24" style:family="text">
      <style:text-properties fo:font-size="11pt" officeooo:rsid="00a03206" style:font-size-asian="11pt" style:font-size-complex="11pt"/>
    </style:style>
    <style:style style:name="T25" style:family="text">
      <style:text-properties fo:font-size="11pt" officeooo:rsid="00527b20" style:font-size-asian="11pt" style:font-size-complex="11pt"/>
    </style:style>
    <style:style style:name="T26" style:family="text">
      <style:text-properties officeooo:rsid="00afd789"/>
    </style:style>
    <style:style style:name="T27" style:family="text">
      <style:text-properties officeooo:rsid="00b1ae44"/>
    </style:style>
    <style:style style:name="T28" style:family="text">
      <style:text-properties officeooo:rsid="00b1fbaf"/>
    </style:style>
    <style:style style:name="T29" style:family="text">
      <style:text-properties officeooo:rsid="00b2e068"/>
    </style:style>
    <style:style style:name="T30" style:family="text">
      <style:text-properties officeooo:rsid="00b380f9"/>
    </style:style>
    <style:style style:name="T31" style:family="text">
      <style:text-properties officeooo:rsid="00ba664c"/>
    </style:style>
    <style:style style:name="T32" style:family="text">
      <style:text-properties officeooo:rsid="00ba9ed8"/>
    </style:style>
    <style:style style:name="T33" style:family="text">
      <style:text-properties officeooo:rsid="00b33996"/>
    </style:style>
    <style:style style:name="T34" style:family="text">
      <style:text-properties officeooo:rsid="0056c2e4"/>
    </style:style>
    <style:style style:name="T35" style:family="text">
      <style:text-properties officeooo:rsid="004dfcc9"/>
    </style:style>
    <style:style style:name="T36" style:family="text">
      <style:text-properties officeooo:rsid="0050aad9"/>
    </style:style>
    <style:style style:name="T37" style:family="text">
      <style:text-properties officeooo:rsid="00aaca71"/>
    </style:style>
    <style:style style:name="T38" style:family="text">
      <style:text-properties officeooo:rsid="0074a831"/>
    </style:style>
    <style:style style:name="T39" style:family="text">
      <style:text-properties officeooo:rsid="0003bd8f"/>
    </style:style>
    <style:style style:name="T40" style:family="text">
      <style:text-properties officeooo:rsid="00056ad9"/>
    </style:style>
    <style:style style:name="T41" style:family="text">
      <style:text-properties officeooo:rsid="0009805d"/>
    </style:style>
    <style:style style:name="T42" style:family="text">
      <style:text-properties officeooo:rsid="000ad55f"/>
    </style:style>
    <style:style style:name="T43" style:family="text">
      <style:text-properties officeooo:rsid="000ba60f"/>
    </style:style>
    <style:style style:name="T44" style:family="text">
      <style:text-properties style:use-window-font-color="true" style:text-outline="false" style:text-line-through-style="none" style:font-name="Liberation Sans1" fo:font-size="7pt" fo:font-style="normal" fo:text-shadow="none" style:text-underline-style="none" fo:font-weight="normal" style:letter-kerning="true" style:font-name-asian="DejaVu Sans" style:font-size-asian="7pt" style:font-style-asian="normal" style:font-weight-asian="normal" style:font-name-complex="Lohit Hindi" style:font-size-complex="7pt" style:font-style-complex="normal" style:font-weight-complex="normal" style:text-emphasize="none" style:font-relief="none" style:text-overline-style="none" style:text-overline-color="font-color"/>
    </style:style>
    <style:style style:name="T45" style:family="text">
      <style:text-properties style:use-window-font-color="true" style:text-outline="false" style:text-line-through-style="none" style:font-name="Liberation Sans1" fo:font-size="13pt" fo:font-style="normal" fo:text-shadow="none" style:text-underline-style="none" fo:font-weight="normal" style:letter-kerning="true" style:font-name-asian="DejaVu Sans" style:font-size-asian="13pt" style:font-style-asian="normal" style:font-weight-asian="normal" style:font-name-complex="Lohit Hindi" style:font-size-complex="13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run-through" style:number-wrapped-paragraphs="1" style:vertical-pos="from-top" style:vertical-rel="paragraph" style:horizontal-pos="from-left" style:horizontal-rel="paragraph"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dc23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808080" draw:marker-start="" draw:marker-start-width="0.0783in" draw:marker-start-center="false" draw:marker-end="" draw:marker-end-width="0.0783in" draw:marker-end-center="false" draw:fill="solid" draw:fill-color="#ffff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808080" draw:marker-start="" draw:marker-start-width="0.0783in" draw:marker-start-center="false" draw:marker-end="" draw:marker-end-width="0.0783in" draw:marker-end-center="false" draw:fill="solid" draw:fill-color="#33cc66"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808080" draw:marker-start="" draw:marker-start-width="0.0783in" draw:marker-start-center="false" draw:marker-end="" draw:marker-end-width="0.0783in" draw:marker-end-center="false" draw:fill="solid" draw:fill-color="#cfe7f5" draw:opacity="50%"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50%" style:run-through="foreground"/>
    </style:style>
    <style:style style:name="gr10" style:family="graphic">
      <style:graphic-properties draw:stroke="solid" svg:stroke-width="0in" svg:stroke-color="#000000" draw:marker-start="" draw:marker-start-width="0.0783in" draw:marker-start-center="false" draw:marker-end="Arrow" draw:marker-end-width="0.1181in" draw:marker-end-center="false" draw:fill="none" draw:fill-color="#b84700"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dash" draw:stroke-dash="Fine_20_Dashed" svg:stroke-width="0in" svg:stroke-color="#999999"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33cc66" draw:marker-start="Arrow" draw:marker-start-width="0.1181in" draw:marker-start-center="false" draw:marker-end="Arrow" draw:marker-end-width="0.1181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33cc66" draw:marker-start="Arrow" draw:marker-start-width="0.1181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000000" draw:marker-start="Arrow" draw:marker-start-width="0.1181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in" svg:stroke-color="#33cc66"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dash" draw:stroke-dash="Fine_20_Dashed" svg:stroke-width="0in" svg:stroke-color="#999999"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dash" draw:stroke-dash="Fine_20_Dashed" svg:stroke-width="0in" svg:stroke-color="#33cc66" draw:marker-start="Arrow" draw:marker-start-width="0.1181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P45"/>
      <text:p text:style-name="P47"/>
      <text:p text:style-name="P47"/>
      <text:p text:style-name="P47"/>
      <text:p text:style-name="P47"/>
      <text:p text:style-name="P47"/>
      <text:p text:style-name="P47"/>
      <text:p text:style-name="P47"/>
      <text:p text:style-name="P47"/>
      <text:p text:style-name="P46"><text:span text:style-name="T1">Extending</text:span> AppArmor <text:span text:style-name="T1">to the Userspace</text:span></text:p>
      <text:p text:style-name="P4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3">Table of Contents</text:p>
          </text:index-title>
          <text:p text:style-name="P50"><text:a xlink:type="simple" xlink:href="#__RefHeading__7075_510320029" text:style-name="Index_20_Link" text:visited-style-name="Index_20_Link">Extending AppArmor into the userspace with trusted helpers<text:tab/>3</text:a></text:p>
          <text:p text:style-name="P42"><text:a xlink:type="simple" xlink:href="#__RefHeading__4011_510320029" text:style-name="Index_20_Link" text:visited-style-name="Index_20_Link">2 Layer model: Trusted Backend<text:tab/>4</text:a></text:p>
          <text:p text:style-name="P42"><text:a xlink:type="simple" xlink:href="#__RefHeading__4013_510320029" text:style-name="Index_20_Link" text:visited-style-name="Index_20_Link">3 or more Layer models (trusted intermediaries)<text:tab/>5</text:a></text:p>
          <text:p text:style-name="P41"><text:a xlink:type="simple" xlink:href="#__RefHeading__4015_510320029" text:style-name="Index_20_Link" text:visited-style-name="Index_20_Link">3 Layer Trusted Helper - Trusted intermediary only<text:tab/>6</text:a></text:p>
          <text:p text:style-name="P41"><text:a xlink:type="simple" xlink:href="#__RefHeading__7077_510320029" text:style-name="Index_20_Link" text:visited-style-name="Index_20_Link">Trusted intermediary without extending policy<text:tab/>6</text:a></text:p>
          <text:p text:style-name="P41"><text:a xlink:type="simple" xlink:href="#__RefHeading__7079_510320029" text:style-name="Index_20_Link" text:visited-style-name="Index_20_Link">Trusted intermediaries with extended policy<text:tab/>7</text:a></text:p>
          <text:p text:style-name="P41"><text:a xlink:type="simple" xlink:href="#__RefHeading__4017_510320029" text:style-name="Index_20_Link" text:visited-style-name="Index_20_Link">3 Layer Trusted Model - Trusted Intermediary and Trusted Backend<text:tab/>10</text:a></text:p>
          <text:p text:style-name="P42"><text:a xlink:type="simple" xlink:href="#__RefHeading__4019_510320029" text:style-name="Index_20_Link" text:visited-style-name="Index_20_Link">Extending Policy to support Trusted Helpers<text:tab/>10</text:a></text:p>
        </text:index-body>
      </text:table-of-content>
      <text:p text:style-name="P48"/>
      <text:h text:style-name="P63" text:outline-level="1">AppArmor Documentation</text:h>
      <text:list xml:id="list1061718587404671073" text:style-name="L1">
        <text:list-item>
          <text:p text:style-name="P59">AppArmor Core Policy Reference Manual</text:p>
        </text:list-item>
        <text:list-item>
          <text:p text:style-name="P59">Understanding AppArmor Policy</text:p>
        </text:list-item>
        <text:list-item>
          <text:p text:style-name="P59">AppArmor Developer Documentation</text:p>
          <text:list>
            <text:list-item>
              <text:p text:style-name="P59">Kernel Notes</text:p>
            </text:list-item>
            <text:list-item>
              <text:p text:style-name="P59">Policy Layout and Encoding</text:p>
            </text:list-item>
            <text:list-item>
              <text:p text:style-name="P59">HFA</text:p>
            </text:list-item>
            <text:list-item>
              <text:p text:style-name="P59">Policy Compilation</text:p>
            </text:list-item>
            <text:list-item>
              <text:p text:style-name="P58"><text:span text:style-name="T38">Extending AppArmor </text:span><text:span text:style-name="T39">into </text:span><text:span text:style-name="T38">userspace </text:span><text:span text:style-name="T40">(this document)</text:span></text:p>
            </text:list-item>
            <text:list-item>
              <text:p text:style-name="P59">AppArmor APIs and Interfaces</text:p>
            </text:list-item>
          </text:list>
        </text:list-item>
        <text:list-item>
          <text:p text:style-name="P59">Tech Docs</text:p>
          <text:list>
            <text:list-item>
              <text:p text:style-name="P59">HFA variables</text:p>
            </text:list-item>
          </text:list>
        </text:list-item>
      </text:list>
      <text:h text:style-name="P62" text:outline-level="1">Preface</text:h>
      <text:p text:style-name="P60">This document is intended for developers who wish to leverage apparmor to improve the security of their application or services using the additional semantic information available in the userspace. This document covers the general concepts while the AppArmor APIs and Interfaces document covers the APIs that the developer will need.</text:p>
      <text:h text:style-name="P61" text:outline-level="1">Introduction</text:h>
      <text:p text:style-name="P3"><text:span text:style-name="T2">The </text:span><text:span text:style-name="T3">A</text:span><text:span text:style-name="T2">pp</text:span><text:span text:style-name="T3">A</text:span><text:span text:style-name="T2">rmor kernel module can only mediate application interaction at the kernel object level. <text:s/></text:span><text:span text:style-name="T4">The kernel object level is good </text:span><text:span text:style-name="T5">at</text:span><text:span text:style-name="T4"> control</text:span><text:span text:style-name="T5">ling low level</text:span><text:span text:style-name="T41">(file, network)</text:span><text:span text:style-name="T5"> accesses</text:span><text:span text:style-name="T4"> but it is problematic for mediating many higher level </text:span><text:span text:style-name="T41">(address book, system settings) </text:span><text:span text:style-name="T6">permission requests </text:span><text:span text:style-name="T4">because the full semantics are lost when the access </text:span><text:span text:style-name="T41">request </text:span><text:span text:style-name="T4">is mapped into kernel syscalls </text:span><text:span text:style-name="T7">(</text:span><text:span text:style-name="T6">eg. </text:span><text:span text:style-name="T41">a request to update a single </text:span><text:span text:style-name="T6">address book entr</text:span><text:span text:style-name="T41">y is seen by the kernel as a set of requests to send messages to a service or update a</text:span><text:span text:style-name="T6"> file</text:span><text:span text:style-name="T7">)</text:span><text:span text:style-name="T6">.</text:span></text:p>
      <text:p text:style-name="P5"/>
      <text:p text:style-name="P7">If <text:span text:style-name="T7">an</text:span> application has direct access to <text:span text:style-name="T7">a</text:span> resource <text:span text:style-name="T7">(eg. file) then </text:span>mediating at the kernel object level is the best that can be done. <text:span text:style-name="T8">However if the resource is accessed via an service that is run as a separate process, that process can mediate access to the resource and it can be extended to query and enforce apparmor policy. In AppArmor a service that has been extended to support apparmor policy mediation in userspace is known as a trusted helper.</text:span></text:p>
      <text:p text:style-name="P40"><text:span text:style-name="T25"/></text:p>
      <text:p text:style-name="P40"><text:span text:style-name="T22">For a trusted helper to be useful and secure it must, reside in a separate process from the applications it provides resource mediation for, use a secure form of communication, provide the data to querying applications in</text:span><text:span text:style-name="T23"> individual units of mediation, </text:span><text:span text:style-name="T24">policy must be able to be extended to support new the new type of mediation being done by the helper,</text:span><text:span text:style-name="T22"> and communicate with the apparmor kernel module so that it can enforce current policy.</text:span></text:p>
      <text:p text:style-name="P8"/>
      <text:p text:style-name="P6"><text:span text:style-name="T8">The service is required to be in a separate process so that it</text:span><text:span text:style-name="T9">s</text:span><text:span text:style-name="T8"> memory and communications can be secured and mediated by apparmor at the kernel level. </text:span><text:span text:style-name="T9">Mediation within an application can not be trusted (guarenteed to be secured), even if the application code is known to behave correctly and respect the mediation returned. This is </text:span><text:span text:style-name="T9">because the application process must have access to the data at some level and if the application has a flaw that </text:span><text:soft-page-break/><text:span text:style-name="T9">allows for an exploit, new </text:span><text:span text:style-name="T9">code could be injected that can access the data without proper mediation.</text:span></text:p>
      <text:p text:style-name="P9"/>
      <text:p text:style-name="P6"><text:span text:style-name="T9">The</text:span><text:span text:style-name="T8"> communication </text:span><text:span text:style-name="T9">of the trusted helper </text:span><text:span text:style-name="T8">must be secured so that none authorized applications can not access </text:span><text:span text:style-name="T9">the </text:span><text:span text:style-name="T9">service, and the service can trust the applications requesting permissions from it are who they claim to be. This provides the trusted helper the ability to enforce mediation based on the security context of those communicating with it.</text:span></text:p>
      <text:p text:style-name="P9"/>
      <text:p text:style-name="P6"><text:span text:style-name="T8">The resource access must be in individual mediation units otherwise there is no point in </text:span><text:span text:style-name="T9">providing more detailed mediation than the kernel can provide; </text:span><text:span text:style-name="T8"><text:s/>if the access is for a single </text:span><text:span text:style-name="T9">key in a file and the service returns access to the file with all the keys the mediation can not be enforced, as the trusted helper is trusting the application that requested the data to only access the requested key. Similarily the apparmor policy must be extended to support the new data unit that the trusted helper is enforcing other wise </text:span><text:span text:style-name="T11">the policy will not be able to express access rights at a granularity finer that what is already enforced by the kernel.</text:span></text:p>
      <text:p text:style-name="P10"/>
      <text:h text:style-name="Heading_20_1" text:outline-level="1"><text:span text:style-name="T43">What a trusted helper needs to understand about AppArmor</text:span></text:h>
      <text:p text:style-name="P55"><text:span text:style-name="T43">- label on task</text:span></text:p>
      <text:p text:style-name="P55"><text:span text:style-name="T43"><text:s text:c="2"/>- pid race/life time</text:span></text:p>
      <text:p text:style-name="P55"><text:span text:style-name="T43">- label on socket</text:span></text:p>
      <text:p text:style-name="P55"><text:span text:style-name="T43">- querying policy</text:span></text:p>
      <text:p text:style-name="P55"><text:span text:style-name="T43">- extending policy</text:span></text:p>
      <text:p text:style-name="P55"><text:span text:style-name="T43">- storing decisions</text:span></text:p>
      <text:p text:style-name="P55"><text:span text:style-name="T43"><text:s text:c="2"/>- local vs extending and reloading profile</text:span></text:p>
      <text:p text:style-name="P55"><text:span text:style-name="T43"/></text:p>
      <text:p text:style-name="P55"><text:span text:style-name="T43"/></text:p>
      <text:p text:style-name="P55"><text:span text:style-name="T43"/></text:p>
      <text:p text:style-name="P55"><text:span text:style-name="T43">Each trusted helper is unique in its requirements and how it extends apparmor, but there are a few </text:span></text:p>
      <text:p text:style-name="P55"><text:span text:style-name="T43"/></text:p>
      <text:p text:style-name="P26">Communicating with the </text:p>
      <text:p text:style-name="P10">???? <text:span text:style-name="T12">Getting the security context</text:span></text:p>
      <text:p text:style-name="P27">???? Using just the security context and not using apparmor policy to make the decision</text:p>
      <text:p text:style-name="P10"><text:span text:style-name="T12">???? </text:span><text:span text:style-name="T10">storing in application data vs in apparmor policy/or centralized db</text:span></text:p>
      <text:p text:style-name="P28">- apparmor policy is searchable</text:p>
      <text:p text:style-name="P28">- centralizing all policy decisions</text:p>
      <text:p text:style-name="P28"><text:s text:c="2"/>- known where to search (even in a per user, per app type situation)<text:line-break/> <text:s text:c="2"/>- easy to cleanout if profile is removed (don't leave bread crumbs)</text:p>
      <text:p text:style-name="P28"><text:s text:c="3"/>- extensions can be stored in dir or other place that is not part of main profile</text:p>
      <text:p text:style-name="P28">- extension to kernel mediated features need to go into policy (add file access to sandbox)</text:p>
      <text:p text:style-name="P28">vs. in backend</text:p>
      <text:p text:style-name="P28">- in backend app/db/location, could be more convient easier to implement</text:p>
      <text:p text:style-name="P28">- have more context when selecting what to remove privilige from</text:p>
      <text:p text:style-name="P28">- may need encrypt that is not possible in policy</text:p>
      <text:p text:style-name="P28">- need away to clean out when client app is removed so it doesn't leave bread crumbs</text:p>
      <text:p text:style-name="P28">vs. in app</text:p>
      <text:p text:style-name="P28">- hard to find search</text:p>
      <text:p text:style-name="P28">- app can't have direct access to information</text:p>
      <text:p text:style-name="P28">- app can clean out the information easily if stored in place only belonging to application</text:p>
      <text:p text:style-name="P28">- data needs to be encrypted by backend private key, and then sent to application for storage, application then send back encryped data, and backend decrypts</text:p>
      <text:p text:style-name="P28"><text:s text:c="2"/>- this works only for a limited set of data like geoip</text:p>
      <text:p text:style-name="P28"><text:s text:c="2"/>- doesn't work for online accounts?</text:p>
      <text:h text:style-name="P64" text:outline-level="3"><text:bookmark-start text:name="__RefHeading__4011_510320029"/><text:soft-page-break/>2 Layer <text:span text:style-name="T13">model: </text:span>Trusted <text:span text:style-name="T13">Backend</text:span><text:bookmark-end text:name="__RefHeading__4011_510320029"/></text:h>
      <text:p text:style-name="P6"><text:span text:style-name="T11"><text:sequence-ref text:reference-format="category-and-value" text:ref-name="ref0">Error: Reference source not found</text:sequence-ref></text:span><text:span text:style-name="T11"> Shows how the relationships in a simple (direct) trusted helper model. </text:span><text:span text:style-name="T14">In this model t</text:span><text:span text:style-name="T11">he application communicates </text:span><text:span text:style-name="T14">directly </text:span><text:span text:style-name="T11">with the trusted helper, which </text:span><text:span text:style-name="T14">this case is known </text:span><text:span text:style-name="T11">as a </text:span><text:span text:style-name="T14">trusted </text:span><text:span text:style-name="T11">backend. The kernel uses the apparmor policy to provide a security context for both the application and the backend. The trusted backend can then query the apparmor policy to determine the permissions for the applications request, and then it can reply back to the application.</text:span></text:p>
      <text:p text:style-name="P10"/>
      <text:p text:style-name="P29">- can only extend rule set as direct communication is already being mediated</text:p>
      <text:p text:style-name="P30">- apparmor is controlling the messages between the applications</text:p>
      <text:p text:style-name="P30"/>
      <text:p text:style-name="P10"><draw:frame draw:style-name="fr1" draw:name="Frame12" text:anchor-type="paragraph" svg:x="0.0008in" svg:y="0in" svg:width="7.2in" draw:z-index="4"><draw:text-box fo:min-height="5.952in"><text:p text:style-name="P49"><draw:g text:anchor-type="paragraph" draw:z-index="5" draw:style-name="gr1"><draw:line draw:style-name="gr2" draw:text-style-name="P70" svg:x1="0.0004in" svg:y1="2.2496in" svg:x2="7.1504in" svg:y2="2.2496in"><text:p/></draw:line><draw:custom-shape draw:style-name="gr3" draw:text-style-name="P72" xml:id="id30" draw:id="id30" svg:width="1.5004in" svg:height="0.7004in" svg:x="5.5008in" svg:y="4.4in"><text:p text:style-name="P71"><text:span text:style-name="T44">profile Backend {</text:span></text:p><text:p text:style-name="P71"><text:span text:style-name="T44"><text:s text:c="2"/></text:span><text:span text:style-name="T44">allow file rw</text:span></text:p><text:p text:style-name="P71"><text:span text:style-name="T44"><text:s text:c="2"/></text:span><text:span text:style-name="T44">allow ipc Intermediary</text:span></text:p><text:p text:style-name="P71"><text:span text:style-name="T44"><text:s text:c="2"/></text:span><text:span text:style-name="T44">bind service address</text:span></text:p><text:p text:style-name="P71"><text:span text:style-name="T44"><text:s text:c="2"/>…</text:span></text:p><text:p text:style-name="P71"><text:span text:style-name="T44">}</text:span></text:p><draw:enhanced-geometry svg:viewBox="0 0 21600 21600" draw:type="rectangle" draw:enhanced-path="M 0 0 L 21600 0 21600 21600 0 21600 0 0 Z N"/></draw:custom-shape><draw:custom-shape draw:style-name="gr4" draw:text-style-name="P74" xml:id="id31" draw:id="id31" svg:width="1.0004in" svg:height="1.0004in" svg:x="0.0008in" svg:y="2.75in"><text:p text:style-name="P73"><text:span text:style-name="T45">Trusted</text:span></text:p><text:p text:style-name="P73"><text:span text:style-name="T45">Backen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74" xml:id="id32" draw:id="id32" svg:width="1.0004in" svg:height="0.5004in" svg:x="0.0008in" svg:y="1.5in"><text:p text:style-name="P73"><text:span text:style-name="T45">Backend</text:span></text:p><text:p text:style-name="P73"><text:span text:style-name="T45">context</text:span></text:p><draw:enhanced-geometry svg:viewBox="0 0 21600 21600" draw:type="rectangle" draw:enhanced-path="M 0 0 L 21600 0 21600 21600 0 21600 0 0 Z N"/></draw:custom-shape><draw:custom-shape draw:style-name="gr3" draw:text-style-name="P74" xml:id="id28" draw:id="id28" svg:width="1.0004in" svg:height="2.0004in" svg:x="6.0008in" svg:y="0in"><text:p text:style-name="P73"><text:span text:style-name="T45">Active</text:span></text:p><text:p text:style-name="P73"><text:span text:style-name="T45">Policy</text:span></text:p><draw:enhanced-geometry svg:viewBox="0 0 21600 21600" draw:type="rectangle" draw:enhanced-path="M 0 0 L 21600 0 21600 21600 0 21600 0 0 Z N"/></draw:custom-shape><draw:custom-shape draw:style-name="gr3" draw:text-style-name="P74" xml:id="id27" draw:id="id27" svg:width="1.0004in" svg:height="1.0004in" svg:x="6.0008in" svg:y="2.75in"><text:p text:style-name="P73"><text:span text:style-name="T45">Policy</text:span></text:p><text:p text:style-name="P73"><text:span text:style-name="T45">Compil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74" xml:id="id33" draw:id="id33" svg:width="1.0004in" svg:height="1.0004in" svg:x="4.0008in" svg:y="2.75in"><text:p text:style-name="P73"><text:span text:style-name="T45">Applic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72" xml:id="id29" draw:id="id29" svg:width="1.5004in" svg:height="0.7004in" svg:x="5.5008in" svg:y="5.25in"><text:p text:style-name="P71"><text:span text:style-name="T44">profile Application {</text:span></text:p><text:p text:style-name="P71"><text:span text:style-name="T44"><text:s text:c="2"/></text:span><text:span text:style-name="T44">allow ipc intermediary</text:span></text:p><text:p text:style-name="P71"><text:span text:style-name="T44"><text:s text:c="12"/></text:span><text:span text:style-name="T44">ent=foo rw,</text:span></text:p><text:p text:style-name="P71"><text:span text:style-name="T44"><text:s text:c="2"/>…</text:span></text:p><text:p text:style-name="P71"><text:span text:style-name="T44">}</text:span></text:p><draw:enhanced-geometry svg:viewBox="0 0 21600 21600" draw:type="rectangle" draw:enhanced-path="M 0 0 L 21600 0 21600 21600 0 21600 0 0 Z N"/></draw:custom-shape><draw:custom-shape draw:style-name="gr6" draw:text-style-name="P74" xml:id="id34" draw:id="id34" svg:width="1.0004in" svg:height="0.5004in" svg:x="4.0008in" svg:y="1.5in"><text:p text:style-name="P73"><text:span text:style-name="T45">Application</text:span></text:p><text:p text:style-name="P73"><text:span text:style-name="T45">context</text:span></text:p><draw:enhanced-geometry svg:viewBox="0 0 21600 21600" draw:type="rectangle" draw:enhanced-path="M 0 0 L 21600 0 21600 21600 0 21600 0 0 Z N"/></draw:custom-shape><draw:connector draw:style-name="gr7" draw:text-style-name="P70" svg:x1="6.5008in" svg:y1="2.75in" svg:x2="6.5008in" svg:y2="2in" draw:start-shape="id27" draw:start-glue-point="0" draw:end-shape="id28" draw:end-glue-point="2" svg:d="m16512 6985v-1905" svg:viewBox="0 0 2 1907"><text:p/></draw:connector><draw:custom-shape draw:style-name="gr8" draw:text-style-name="P70" xml:id="id35" draw:id="id35" svg:width="0.5004in" svg:height="0.5004in" svg:x="2.2508in" svg:y="0.5in"><text:p/><draw:enhanced-geometry svg:viewBox="0 0 21600 21600" draw:glue-points="10800 0 0 10800 10800 21600 21600 10800" draw:text-areas="5400 5400 16200 16200" draw:type="diamond" draw:enhanced-path="M 10800 0 L 21600 10800 10800 21600 0 10800 10800 0 Z N"/></draw:custom-shape><draw:connector draw:style-name="gr7" draw:text-style-name="P70" svg:x1="7.0008in" svg:y1="5.6in" svg:x2="7.0008in" svg:y2="3.25in" draw:start-shape="id29" draw:start-glue-point="1" draw:end-shape="id27" svg:d="m17782 14224h502v-5969h-502" svg:viewBox="0 0 504 5971"><text:p/></draw:connector><draw:connector draw:style-name="gr7" draw:text-style-name="P70" svg:x1="7.0008in" svg:y1="4.75in" svg:x2="7.0008in" svg:y2="3.25in" draw:start-shape="id30" draw:start-glue-point="1" draw:end-shape="id27" draw:end-glue-point="1" svg:d="m17782 12065h502v-3810h-502" svg:viewBox="0 0 504 3812"><text:p/></draw:connector><draw:connector draw:style-name="gr13" draw:text-style-name="P70" svg:x1="0.5008in" svg:y1="2.75in" svg:x2="0.5008in" svg:y2="2in" draw:start-shape="id31" draw:start-glue-point="0" draw:end-shape="id32" draw:end-glue-point="2" svg:d="m1272 6985v-1905" svg:viewBox="0 0 2 1907"><text:p/></draw:connector><draw:connector draw:style-name="gr13" draw:text-style-name="P70" svg:x1="4.5008in" svg:y1="2.75in" svg:x2="4.5008in" svg:y2="2in" draw:start-shape="id33" draw:start-glue-point="0" draw:end-shape="id34" draw:end-glue-point="2" svg:d="m11432 6985v-1905" svg:viewBox="0 0 2 1907"><text:p/></draw:connector><draw:connector draw:style-name="gr13" draw:text-style-name="P70" svg:x1="2.7508in" svg:y1="0.75in" svg:x2="4.5008in" svg:y2="1.5in" draw:start-shape="id35" draw:start-glue-point="7" draw:end-shape="id34" draw:end-glue-point="0" svg:d="m6987 1905h4445v1905" svg:viewBox="0 0 4447 1907"><text:p/></draw:connector><draw:line draw:style-name="gr7" draw:text-style-name="P70" svg:x1="5.0004in" svg:y1="1.7496in" svg:x2="6.0004in" svg:y2="1.7496in"><text:p/></draw:line><draw:line draw:style-name="gr7" draw:text-style-name="P70" svg:x1="2.5004in" svg:y1="0.3496in" svg:x2="6.0004in" svg:y2="0.3496in"><text:p/></draw:line><draw:line draw:style-name="gr2" draw:text-style-name="P70" svg:x1="2.5004in" svg:y1="0.4996in" svg:x2="2.5004in" svg:y2="0.3496in"><text:p/></draw:line><draw:connector draw:style-name="gr13" draw:text-style-name="P70" svg:x1="0.5008in" svg:y1="1.5in" svg:x2="2.2508in" svg:y2="0.75in" draw:start-shape="id32" draw:start-glue-point="0" draw:end-shape="id35" draw:end-glue-point="5" svg:d="m1272 3810v-1905h4445" svg:viewBox="0 0 4447 1907"><text:p/></draw:connector><draw:connector draw:style-name="gr14" draw:text-style-name="P70" svg:x1="1.0008in" svg:y1="3.25in" svg:x2="2.5008in" svg:y2="1in" draw:start-shape="id31" draw:start-glue-point="1" draw:end-shape="id35" draw:end-glue-point="6" svg:d="m2542 8255h3810v-5715" svg:viewBox="0 0 3812 5717"><text:p/></draw:connector><draw:connector draw:style-name="gr16" draw:text-style-name="P70" svg:x1="0.5008in" svg:y1="3.75in" svg:x2="5.5008in" svg:y2="5.6in" draw:start-shape="id31" draw:start-glue-point="2" draw:end-shape="id29" draw:end-glue-point="3" svg:d="m1272 9525v4699h12700" svg:viewBox="0 0 12702 4701"><text:p/></draw:connector></draw:g>Illustration <text:sequence text:ref-name="refIllustration0" text:name="Illustration" text:formula="ooow:Illustration+1" style:num-format="1">1</text:sequence>: 2 Layer Model: with Trusted <text:span text:style-name="T37">B</text:span>ackend</text:p></draw:text-box></draw:frame></text:p>
      <text:p text:style-name="P10"/>
      <text:p text:style-name="P10">An example of this type of Trusted helper would be ????.</text:p>
      <text:p text:style-name="P8"/>
      <text:p text:style-name="P11">bar</text:p>
      <text:p text:style-name="P12"/>
      <text:p text:style-name="P12"/>
      <text:p text:style-name="P12"/>
      <text:p text:style-name="P12"><text:soft-page-break/></text:p>
      <text:h text:style-name="P65" text:outline-level="3"><text:bookmark-start text:name="__RefHeading__4013_510320029"/>3 <text:span text:style-name="T16">or more </text:span>Layer models <text:span text:style-name="T16">(trusted intermediaries)</text:span><text:bookmark-end text:name="__RefHeading__4013_510320029"/></text:h>
      <text:p text:style-name="P40"><text:span text:style-name="T17">While most services fit into the 2 layer model where the application directly connects and talks to the service, there are several cases where an extra application/service, the intermediary, is involved. The intermediary acts as a message relay or bus sending the message on to the target, after having done its work, whether its that is just looking up the targets address or reformating the message. </text:span><text:span text:style-name="T18">An example of a trusted intermediary is the D-Bus message bus when it lives in userspace. An application sends messages (via the kernel) to the dbus daemon which then relays the message on to the correct backend. Similary an</text:span><text:span text:style-name="T19">y</text:span><text:span text:style-name="T18"> replies from the backend are sent to the D-Bus daemon before being relayed on to the Application.</text:span></text:p>
      <text:p text:style-name="P31"/>
      <text:p text:style-name="P40"><text:span text:style-name="T17">The </text:span><text:span text:style-name="T20">apparmor </text:span><text:span text:style-name="T17">kernel </text:span><text:span text:style-name="T20">module </text:span><text:span text:style-name="T17">mediates </text:span><text:span text:style-name="T21">communication</text:span><text:span text:style-name="T17"> between the application and the intermediary, and </text:span><text:span text:style-name="T21">communication</text:span><text:span text:style-name="T17"> between the intermediary and the backend service. </text:span><text:span text:style-name="T21">However it can no</text:span><text:span text:style-name="T20">t</text:span><text:span text:style-name="T21"> mediate the contents of the message nor which applications or backends the intermediary chooses to relay messages on to. As shown in figure ???, once the intermediary receives a message from application A it could choose to send it on to application B, or backend C or D, as the none extended apparmor policy can only control the direct communication between processes and the intermediary is allowed to communicate with each of the processes A, B, C, and D.</text:span></text:p>
      <text:p text:style-name="P31"/>
      <text:p text:style-name="P31">figure ?????</text:p>
      <text:p text:style-name="P32"/>
      <text:p text:style-name="P13"><text:span text:style-name="T26">When an intermediary is involved </text:span><text:span text:style-name="T15">a few conditions must be met for it to be considered a 3 layer model. The intermediary must be “trusted”, </text:span><text:span text:style-name="T27">otherwise there is no value in extending apparmor support to it.</text:span><text:span text:style-name="T15"> </text:span><text:span text:style-name="T27">E</text:span><text:span text:style-name="T15">xtended to support apparmor policy, otherwise no additional enforcement can be done and the intermediary just becomes a variation on the two layer model. The application also must </text:span><text:span text:style-name="T27">be in</text:span><text:span text:style-name="T15"> a different profile (domain) from the intermediary and the backend, otherwise apparmor can not be guarenteed to enforce restricting communications between the processes.</text:span></text:p>
      <text:p text:style-name="P29"/>
      <text:p text:style-name="P32">Simplest extension make it behave like a two layer model (as if the intermediary isn't there)</text:p>
      <text:p text:style-name="P13">- Intermediary</text:p>
      <text:p text:style-name="P13">- Intermediary must be trusted (otherwise treat as two layer)</text:p>
      <text:p text:style-name="P32">- Intermediary in separate apparmor profile</text:p>
      <text:p text:style-name="P33"/>
      <text:h text:style-name="P67" text:outline-level="5"><text:bookmark-start text:name="__RefHeading__4015_510320029"/>3 Layer Trusted Helper <text:span text:style-name="T28">- </text:span>Trusted intermediary <text:span text:style-name="T28">only</text:span><text:bookmark-end text:name="__RefHeading__4015_510320029"/></text:h>
      <text:p text:style-name="P13"><text:span text:style-name="T26">To improve mediation when communication goes through a userspace intermediary, the intermediary can become a trusted helper, extending apparmor policy and enforcing the extended rule set. The intermediary becomes responsible for determining the type and extent of enforcement being done; apparmor “trusts” it </text:span><text:span text:style-name="T29">only </text:span><text:span text:style-name="T26">within the domain its enforcing, </text:span><text:span text:style-name="T29">that is</text:span><text:span text:style-name="T26"> apparmor still enforces the mediation that is done between the processes as if the intermediary isn't trusted. Depending on how the intermediary is extended to support apparmor, it can expand the types and granularity of mediation being done or it can just enforce policy as if the application is directly communicating with the backend service, just as if the intermediary doesn't exist and a two layer model exists.</text:span></text:p>
      <text:p text:style-name="P32"/>
      <text:p text:style-name="P32"/>
      <text:p text:style-name="P34">Move intermediary only and intermediary + backend up here ????</text:p>
      <text:p text:style-name="P34"/>
      <text:p text:style-name="P13"><text:span text:style-name="T30">??? </text:span><text:span text:style-name="T31">trusted backend needs a way to get the security context of the application from the intermediary</text:span></text:p>
      <text:p text:style-name="P13"><text:span text:style-name="T31">??? </text:span><text:span text:style-name="T32">confinement mode may be needed by intermediary (peer used as subject for each side of the connection, but the mode of the application should not be needed in the backend, as the application policy is never used as a subject in the backend.</text:span></text:p>
      <text:p text:style-name="P35">??? Doc use of confinement modes, the application of Policy cross in intermediary (application as subject with <text:soft-page-break/>backend as object, and reverse backend as subject and application as object)</text:p>
      <text:p text:style-name="P35">??? <text:span text:style-name="T42">get label from other side of the virtual connection</text:span></text:p>
      <text:h text:style-name="P68" text:outline-level="5"><text:bookmark-start text:name="__RefHeading__7077_510320029"/>Trusted intermediary without extending policy<text:bookmark-end text:name="__RefHeading__7077_510320029"/></text:h>
      <text:p text:style-name="P36">The simplest way to extend apparmor with a trusted intermediary is to have it enforce mediation as if the application and backend are directly communicating with each other over a direct communication channel. So for example if both the application and the backend communicate the intermediary over unix domain sockets the intermediary queries the apparmor policy as if the application is communicating with the intermediary directly.</text:p>
      <text:p text:style-name="P36"/>
      <text:p text:style-name="P13"><text:span text:style-name="T29">This form of trusted intermediary does not require extending policy, </text:span><text:span text:style-name="T33">it merely requires the policy be written so that the application can communicate with the intermediary and the backend, the backend with the intermediary </text:span><text:span text:style-name="T33">and the application and of course the intermediary with the backend and the application over the chosen communication channel, or if an abstraction exists that retains a higher level of intent (see ????) the use of that abstraction or template.</text:span></text:p>
      <text:p text:style-name="P37"/>
      <text:p text:style-name="P37"/>
      <text:p text:style-name="P37">Egs. ??? of extending policy, one without abstraction, one with</text:p>
      <text:p text:style-name="P37"/>
      <text:h text:style-name="P68" text:outline-level="5"><text:bookmark-start text:name="__RefHeading__7079_510320029"/>Trusted intermediaries with extended policy<text:bookmark-end text:name="__RefHeading__7079_510320029"/></text:h>
      <text:p text:style-name="P13"><text:span text:style-name="T33">Simply </text:span><text:span text:style-name="T30">extending</text:span><text:span text:style-name="T33"> the intermediary to enforce existing apparmor policy often does not provide as fine grained mediation as </text:span><text:span text:style-name="T30">could</text:span><text:span text:style-name="T33"> be possible </text:span><text:span text:style-name="T30">as the existing apparmor policy can not express the full semantics of what the intermediary is doing. In these cases apparmor policy can be extended (see ???) to add a new class and the intermediary then enforces this policy extension.</text:span></text:p>
      <text:p text:style-name="P34"/>
      <text:p text:style-name="P34">- doesn't require app communicating with backend over socket rule</text:p>
      <text:p text:style-name="P38">- extended type</text:p>
      <text:p text:style-name="P34">- abstracting new class to include the class and the socket communication</text:p>
      <text:p text:style-name="P34"/>
      <text:p text:style-name="P12"><draw:frame draw:style-name="fr1" draw:name="Frame14" text:anchor-type="paragraph" svg:x="0.0008in" svg:y="0in" svg:width="7.3in" draw:z-index="2"><draw:text-box fo:min-height="6.802in"><text:p text:style-name="P49"><draw:g text:anchor-type="paragraph" draw:z-index="3" draw:style-name="gr1"><draw:line draw:style-name="gr2" draw:text-style-name="P70" svg:x1="0.1004in" svg:y1="2.3in" svg:x2="7.2504in" svg:y2="2.3in"><text:p/></draw:line><draw:custom-shape draw:style-name="gr3" draw:text-style-name="P72" xml:id="id26" draw:id="id26" svg:width="1.5004in" svg:height="0.6504in" svg:x="5.6008in" svg:y="6.15in"><text:p text:style-name="P71"><text:span text:style-name="T44">profile Intermidiary {</text:span></text:p><text:p text:style-name="P71"><text:span text:style-name="T44"><text:s text:c="2"/></text:span><text:span text:style-name="T44">allow ipc Application</text:span></text:p><text:p text:style-name="P71"><text:span text:style-name="T44"><text:s text:c="2"/></text:span><text:span text:style-name="T44">allow ipc Backend</text:span></text:p><text:p text:style-name="P71"><text:span text:style-name="T44"><text:s text:c="2"/></text:span><text:span text:style-name="T44">...</text:span></text:p><text:p text:style-name="P71"><text:span text:style-name="T44">}</text:span></text:p><draw:enhanced-geometry svg:viewBox="0 0 21600 21600" draw:type="rectangle" draw:enhanced-path="M 0 0 L 21600 0 21600 21600 0 21600 0 0 Z N"/></draw:custom-shape><draw:custom-shape draw:style-name="gr3" draw:text-style-name="P72" xml:id="id19" draw:id="id19" svg:width="1.5004in" svg:height="0.6504in" svg:x="5.6008in" svg:y="4.5in"><text:p text:style-name="P71"><text:span text:style-name="T44">profile Backend {</text:span></text:p><text:p text:style-name="P71"><text:span text:style-name="T44"><text:s text:c="2"/></text:span><text:span text:style-name="T44">allow file rw</text:span></text:p><text:p text:style-name="P71"><text:span text:style-name="T44"><text:s text:c="2"/></text:span><text:span text:style-name="T44">allow ipc Intermediary</text:span></text:p><text:p text:style-name="P71"><text:span text:style-name="T44"><text:s text:c="2"/></text:span><text:span text:style-name="T44">bind service address</text:span></text:p><text:p text:style-name="P71"><text:span text:style-name="T44"><text:s text:c="2"/>…</text:span></text:p><text:p text:style-name="P71"><text:span text:style-name="T44">}</text:span></text:p><draw:enhanced-geometry svg:viewBox="0 0 21600 21600" draw:type="rectangle" draw:enhanced-path="M 0 0 L 21600 0 21600 21600 0 21600 0 0 Z N"/></draw:custom-shape><draw:custom-shape draw:style-name="gr4" draw:text-style-name="P74" xml:id="id20" draw:id="id20" svg:width="1.0004in" svg:height="1.0004in" svg:x="0.1008in" svg:y="2.8in"><text:p text:style-name="P73"><text:span text:style-name="T45">Trusted</text:span></text:p><text:p text:style-name="P73"><text:span text:style-name="T45">Backen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74" xml:id="id16" draw:id="id16" svg:width="1.0004in" svg:height="1.0004in" svg:x="2.1008in" svg:y="2.8in"><text:p text:style-name="P73"><text:span text:style-name="T45">Trusted</text:span></text:p><text:p text:style-name="P73"><text:span text:style-name="T45">Intermediary</text:span></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74" xml:id="id21" draw:id="id21" svg:width="1.0004in" svg:height="0.5004in" svg:x="0.1008in" svg:y="1.55in"><text:p text:style-name="P73"><text:span text:style-name="T45">Backend</text:span></text:p><text:p text:style-name="P73"><text:span text:style-name="T45">context</text:span></text:p><draw:enhanced-geometry svg:viewBox="0 0 21600 21600" draw:type="rectangle" draw:enhanced-path="M 0 0 L 21600 0 21600 21600 0 21600 0 0 Z N"/></draw:custom-shape><draw:custom-shape draw:style-name="gr5" draw:text-style-name="P74" svg:width="1.0004in" svg:height="0.5004in" svg:x="2.1008in" svg:y="1.55in"><text:p text:style-name="P73"><text:span text:style-name="T45">Intermediary</text:span></text:p><text:p text:style-name="P73"><text:span text:style-name="T45">context</text:span></text:p><draw:enhanced-geometry svg:viewBox="0 0 21600 21600" draw:type="rectangle" draw:enhanced-path="M 0 0 L 21600 0 21600 21600 0 21600 0 0 Z N"/></draw:custom-shape><draw:custom-shape draw:style-name="gr3" draw:text-style-name="P74" xml:id="id15" draw:id="id15" svg:width="1.0004in" svg:height="2.0504in" svg:x="6.1008in" svg:y="0in"><text:p text:style-name="P73"><text:span text:style-name="T45">Active</text:span></text:p><text:p text:style-name="P73"><text:span text:style-name="T45">Policy</text:span></text:p><draw:enhanced-geometry svg:viewBox="0 0 21600 21600" draw:type="rectangle" draw:enhanced-path="M 0 0 L 21600 0 21600 21600 0 21600 0 0 Z N"/></draw:custom-shape><draw:custom-shape draw:style-name="gr3" draw:text-style-name="P74" xml:id="id14" draw:id="id14" svg:width="1.0004in" svg:height="1.0004in" svg:x="6.1008in" svg:y="2.8in"><text:p text:style-name="P73"><text:span text:style-name="T45">Policy</text:span></text:p><text:p text:style-name="P73"><text:span text:style-name="T45">Compil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74" xml:id="id22" draw:id="id22" svg:width="1.0004in" svg:height="1.0004in" svg:x="4.1008in" svg:y="2.8in"><text:p text:style-name="P73"><text:span text:style-name="T45">Applic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72" xml:id="id18" draw:id="id18" svg:width="1.5004in" svg:height="0.6504in" svg:x="5.6008in" svg:y="5.3in"><text:p text:style-name="P71"><text:span text:style-name="T44">profile Application {</text:span></text:p><text:p text:style-name="P71"><text:span text:style-name="T44"><text:s text:c="2"/></text:span><text:span text:style-name="T44">allow backend X,</text:span></text:p><text:p text:style-name="P71"><text:span text:style-name="T44"><text:s text:c="2"/></text:span><text:span text:style-name="T44">#implied ipc interm...</text:span></text:p><text:p text:style-name="P71"><text:span text:style-name="T44"><text:s text:c="2"/>…</text:span></text:p><text:p text:style-name="P71"><text:span text:style-name="T44">}</text:span></text:p><draw:enhanced-geometry svg:viewBox="0 0 21600 21600" draw:type="rectangle" draw:enhanced-path="M 0 0 L 21600 0 21600 21600 0 21600 0 0 Z N"/></draw:custom-shape><draw:custom-shape draw:style-name="gr6" draw:text-style-name="P74" xml:id="id23" draw:id="id23" svg:width="1.0004in" svg:height="0.5004in" svg:x="4.1008in" svg:y="1.55in"><text:p text:style-name="P73"><text:span text:style-name="T45">Application</text:span></text:p><text:p text:style-name="P73"><text:span text:style-name="T45">context</text:span></text:p><draw:enhanced-geometry svg:viewBox="0 0 21600 21600" draw:type="rectangle" draw:enhanced-path="M 0 0 L 21600 0 21600 21600 0 21600 0 0 Z N"/></draw:custom-shape><draw:connector draw:style-name="gr7" draw:text-style-name="P70" svg:x1="6.6008in" svg:y1="2.8in" svg:x2="6.6008in" svg:y2="2.05in" draw:start-shape="id14" draw:start-glue-point="0" draw:end-shape="id15" draw:end-glue-point="2" svg:d="m16766 7112v-1905" svg:viewBox="0 0 2 1907"><text:p/></draw:connector><draw:custom-shape draw:style-name="gr8" draw:text-style-name="P70" xml:id="id25" draw:id="id25" svg:width="0.5004in" svg:height="0.5004in" svg:x="1.3508in" svg:y="0.55in"><text:p/><draw:enhanced-geometry svg:viewBox="0 0 21600 21600" draw:glue-points="10800 0 0 10800 10800 21600 21600 10800" draw:text-areas="5400 5400 16200 16200" draw:type="diamond" draw:enhanced-path="M 10800 0 L 21600 10800 10800 21600 0 10800 10800 0 Z N"/></draw:custom-shape><draw:custom-shape draw:style-name="gr8" draw:text-style-name="P70" xml:id="id24" draw:id="id24" svg:width="0.5004in" svg:height="0.5004in" svg:x="3.3508in" svg:y="0.55in"><text:p/><draw:enhanced-geometry svg:viewBox="0 0 21600 21600" draw:glue-points="10800 0 0 10800 10800 21600 21600 10800" draw:text-areas="5400 5400 16200 16200" draw:type="diamond" draw:enhanced-path="M 10800 0 L 21600 10800 10800 21600 0 10800 10800 0 Z N"/></draw:custom-shape><draw:custom-shape draw:style-name="gr9" draw:text-style-name="P70" xml:id="id17" draw:id="id17" svg:width="0.5004in" svg:height="0.5504in" svg:x="2.3508in" svg:y="4.25in"><text:p/><draw:enhanced-geometry svg:viewBox="0 0 21600 21600" draw:glue-points="10800 0 0 10800 10800 21600 21600 10800" draw:text-areas="5400 5400 16200 16200" draw:type="diamond" draw:enhanced-path="M 10800 0 L 21600 10800 10800 21600 0 10800 10800 0 Z N"/></draw:custom-shape><draw:connector draw:style-name="gr10" draw:text-style-name="P70" draw:type="line" svg:x1="2.6008in" svg:y1="3.8in" svg:x2="2.6008in" svg:y2="4.25in" draw:start-shape="id16" draw:start-glue-point="2" draw:end-shape="id17" draw:end-glue-point="4" svg:d="m6606 9652v1143" svg:viewBox="0 0 2 1145"><text:p/></draw:connector><draw:connector draw:style-name="gr7" draw:text-style-name="P70" svg:x1="7.1008in" svg:y1="5.6252in" svg:x2="7.1008in" svg:y2="3.3in" draw:start-shape="id18" draw:start-glue-point="1" draw:end-shape="id14" svg:d="m18036 14288h502v-5906h-502" svg:viewBox="0 0 504 5907"><text:p/></draw:connector><draw:connector draw:style-name="gr7" draw:text-style-name="P70" svg:x1="7.1008in" svg:y1="4.8252in" svg:x2="7.1008in" svg:y2="3.3in" draw:start-shape="id19" draw:start-glue-point="1" draw:end-shape="id14" draw:end-glue-point="1" svg:d="m18036 12256h502v-3874h-502" svg:viewBox="0 0 504 3875"><text:p/></draw:connector><draw:line draw:style-name="gr11" draw:text-style-name="P70" svg:x1="0.4504in" svg:y1="3.8in" svg:x2="0.4504in" svg:y2="6.45in"><text:p/></draw:line><draw:line draw:style-name="gr12" draw:text-style-name="P70" svg:x1="2.7504in" svg:y1="2.8in" svg:x2="2.7504in" svg:y2="2.05in"><text:p/></draw:line><draw:line draw:style-name="gr12" draw:text-style-name="P70" svg:x1="2.4504in" svg:y1="2.8in" svg:x2="2.4504in" svg:y2="2.05in"><text:p/></draw:line><draw:connector draw:style-name="gr13" draw:text-style-name="P70" svg:x1="0.6008in" svg:y1="2.8in" svg:x2="0.6008in" svg:y2="2.05in" draw:start-shape="id20" draw:start-glue-point="0" draw:end-shape="id21" draw:end-glue-point="2" svg:d="m1526 7112v-1905" svg:viewBox="0 0 2 1907"><text:p/></draw:connector><draw:connector draw:style-name="gr13" draw:text-style-name="P70" svg:x1="4.6008in" svg:y1="2.8in" svg:x2="4.6008in" svg:y2="2.05in" draw:start-shape="id22" draw:start-glue-point="0" draw:end-shape="id23" draw:end-glue-point="2" svg:d="m11686 7112v-1905" svg:viewBox="0 0 2 1907"><text:p/></draw:connector><draw:connector draw:style-name="gr13" draw:text-style-name="P70" svg:x1="3.8508in" svg:y1="0.8in" svg:x2="4.6008in" svg:y2="1.55in" draw:start-shape="id24" draw:start-glue-point="7" draw:end-shape="id23" draw:end-glue-point="0" svg:d="m9781 2032h1905v1905" svg:viewBox="0 0 1907 1907"><text:p/></draw:connector><draw:connector draw:style-name="gr13" draw:text-style-name="P70" svg:x1="1.3508in" svg:y1="0.8in" svg:x2="0.6008in" svg:y2="1.55in" draw:start-shape="id25" draw:start-glue-point="5" draw:end-shape="id21" draw:end-glue-point="0" svg:d="m3431 2032h-1905v1905" svg:viewBox="0 0 1907 1907"><text:p/></draw:connector><draw:connector draw:style-name="gr14" draw:text-style-name="P70" svg:x1="2.1008in" svg:y1="3.3in" svg:x2="1.6008in" svg:y2="1.05in" draw:start-shape="id16" draw:start-glue-point="3" draw:end-shape="id25" draw:end-glue-point="6" svg:d="m5336 8382h-1270v-5715" svg:viewBox="0 0 1272 5717"><text:p/></draw:connector><draw:connector draw:style-name="gr14" draw:text-style-name="P70" svg:x1="3.1008in" svg:y1="3.3in" svg:x2="3.6008in" svg:y2="1.05in" draw:start-shape="id16" draw:start-glue-point="1" draw:end-shape="id24" draw:end-glue-point="6" svg:d="m7876 8382h1270v-5715" svg:viewBox="0 0 1272 5717"><text:p/></draw:connector><draw:line draw:style-name="gr15" draw:text-style-name="P70" svg:x1="2.7504in" svg:y1="0.8in" svg:x2="2.7504in" svg:y2="1.55in"><text:p/></draw:line><draw:line draw:style-name="gr15" draw:text-style-name="P70" svg:x1="2.7504in" svg:y1="0.8in" svg:x2="3.3504in" svg:y2="0.8in"><text:p/></draw:line><draw:line draw:style-name="gr15" draw:text-style-name="P70" svg:x1="2.4504in" svg:y1="0.8in" svg:x2="2.4504in" svg:y2="1.55in"><text:p/></draw:line><draw:line draw:style-name="gr15" draw:text-style-name="P70" svg:x1="2.4504in" svg:y1="0.8in" svg:x2="1.8504in" svg:y2="0.8in"><text:p/></draw:line><draw:line draw:style-name="gr7" draw:text-style-name="P70" svg:x1="5.1004in" svg:y1="1.8in" svg:x2="6.1004in" svg:y2="1.8in"><text:p/></draw:line><draw:line draw:style-name="gr7" draw:text-style-name="P70" svg:x1="3.6004in" svg:y1="0.55in" svg:x2="6.1004in" svg:y2="0.55in"><text:p/></draw:line><draw:line draw:style-name="gr7" draw:text-style-name="P70" svg:x1="1.6004in" svg:y1="0.3in" svg:x2="6.1004in" svg:y2="0.3in"><text:p/></draw:line><draw:line draw:style-name="gr2" draw:text-style-name="P70" svg:x1="1.6004in" svg:y1="0.55in" svg:x2="1.6004in" svg:y2="0.3in"><text:p/></draw:line><draw:line draw:style-name="gr16" draw:text-style-name="P70" svg:x1="0.4504in" svg:y1="6.45in" svg:x2="5.6004in" svg:y2="6.45in"><text:p/></draw:line><draw:connector draw:style-name="gr17" draw:text-style-name="P70" svg:x1="0.6008in" svg:y1="3.8in" svg:x2="2.3508in" svg:y2="4.5252in" draw:start-shape="id20" draw:start-glue-point="2" draw:end-shape="id17" draw:end-glue-point="5" svg:d="m1526 9652v1842h4445" svg:viewBox="0 0 4447 1843"><text:p/></draw:connector><draw:connector draw:style-name="gr17" draw:text-style-name="P70" svg:x1="2.8508in" svg:y1="4.5252in" svg:x2="4.6008in" svg:y2="3.8in" draw:start-shape="id17" draw:start-glue-point="7" draw:end-shape="id22" draw:end-glue-point="2" svg:d="m7241 11494h4445v-1842" svg:viewBox="0 0 4447 1843"><text:p/></draw:connector><draw:line draw:style-name="gr16" draw:text-style-name="P70" svg:x1="0.4504in" svg:y1="5.8in" svg:x2="5.6004in" svg:y2="5.8in"><text:p/></draw:line><draw:line draw:style-name="gr16" draw:text-style-name="P70" svg:x1="2.6004in" svg:y1="5.45in" svg:x2="5.6004in" svg:y2="5.45in"><text:p/></draw:line><draw:connector draw:style-name="gr16" draw:text-style-name="P70" draw:type="line" svg:x1="2.6008in" svg:y1="4.8in" svg:x2="5.6008in" svg:y2="4.8252in" draw:start-shape="id17" draw:start-glue-point="6" draw:end-shape="id19" draw:end-glue-point="3" svg:d="m6606 12192 7620 64" svg:viewBox="0 0 7622 65"><text:p/></draw:connector><draw:line draw:style-name="gr11" draw:text-style-name="P70" svg:x1="2.6004in" svg:y1="5.45in" svg:x2="2.6004in" svg:y2="4.8in"><text:p/></draw:line><draw:connector draw:style-name="gr7" draw:text-style-name="P70" svg:x1="7.1008in" svg:y1="6.4752in" svg:x2="7.1008in" svg:y2="3.3in" draw:start-shape="id26" draw:start-glue-point="1" draw:end-shape="id14" draw:end-glue-point="1" svg:d="m18036 16447h502v-8065h-502" svg:viewBox="0 0 504 8066"><text:p/></draw:connector><draw:line draw:style-name="gr2" draw:text-style-name="P70" svg:x1="0.1004in" svg:y1="3.3in" svg:x2="0.0004in" svg:y2="3.3in"><text:p/></draw:line><draw:line draw:style-name="gr2" draw:text-style-name="P70" svg:x1="0.0004in" svg:y1="0.1in" svg:x2="0.0004in" svg:y2="3.3in"><text:p/></draw:line><draw:line draw:style-name="gr7" draw:text-style-name="P70" svg:x1="0.0004in" svg:y1="0.1in" svg:x2="6.1004in" svg:y2="0.1in"><text:p/></draw:line></draw:g>Illustration <text:sequence text:ref-name="refIllustration1" text:name="Illustration" text:formula="ooow:Illustration+1" style:num-format="1">2</text:sequence>: 3 Layer model: Trusted Intermediary</text:p></draw:text-box></draw:frame><text:soft-page-break/></text:p>
      <text:p text:style-name="P39">bar</text:p>
      <text:p text:style-name="P2"/>
      <text:h text:style-name="P67" text:outline-level="5"><text:bookmark-start text:name="__RefHeading__4017_510320029"/>3 Layer Trusted Model <text:span text:style-name="T28">-</text:span> Trusted Intermediary and Trusted Backend<text:bookmark-end text:name="__RefHeading__4017_510320029"/></text:h>
      <text:p text:style-name="P15"/>
      <text:p text:style-name="P15">fooo</text:p>
      <text:p text:style-name="P15"><draw:frame draw:style-name="fr1" draw:name="Frame13" text:anchor-type="paragraph" svg:x="0.0008in" svg:y="0in" svg:width="7.3in" draw:z-index="0"><draw:text-box fo:min-height="6.802in"><text:p text:style-name="P49"><draw:g text:anchor-type="paragraph" draw:z-index="1" draw:style-name="gr1"><draw:line draw:style-name="gr2" draw:text-style-name="P70" svg:x1="0.1004in" svg:y1="2.3in" svg:x2="7.2504in" svg:y2="2.3in"><text:p/></draw:line><draw:custom-shape draw:style-name="gr3" draw:text-style-name="P72" xml:id="id13" draw:id="id13" svg:width="1.5004in" svg:height="0.6504in" svg:x="5.6008in" svg:y="6.15in"><text:p text:style-name="P71"><text:span text:style-name="T44">profile Intermidiary {</text:span></text:p><text:p text:style-name="P71"><text:span text:style-name="T44"><text:s text:c="2"/></text:span><text:span text:style-name="T44">allow ipc Application</text:span></text:p><text:p text:style-name="P71"><text:span text:style-name="T44"><text:s text:c="2"/></text:span><text:span text:style-name="T44">allow ipc Backend</text:span></text:p><text:p text:style-name="P71"><text:span text:style-name="T44"><text:s text:c="2"/></text:span><text:span text:style-name="T44">...</text:span></text:p><text:p text:style-name="P71"><text:span text:style-name="T44">}</text:span></text:p><draw:enhanced-geometry svg:viewBox="0 0 21600 21600" draw:type="rectangle" draw:enhanced-path="M 0 0 L 21600 0 21600 21600 0 21600 0 0 Z N"/></draw:custom-shape><draw:custom-shape draw:style-name="gr3" draw:text-style-name="P72" xml:id="id6" draw:id="id6" svg:width="1.5004in" svg:height="0.6504in" svg:x="5.6008in" svg:y="4.5in"><text:p text:style-name="P71"><text:span text:style-name="T44">profile Backend {</text:span></text:p><text:p text:style-name="P71"><text:span text:style-name="T44"><text:s text:c="2"/></text:span><text:span text:style-name="T44">allow file rw</text:span></text:p><text:p text:style-name="P71"><text:span text:style-name="T44"><text:s text:c="2"/></text:span><text:span text:style-name="T44">allow ipc Intermediary</text:span></text:p><text:p text:style-name="P71"><text:span text:style-name="T44"><text:s text:c="2"/></text:span><text:span text:style-name="T44">bind service address</text:span></text:p><text:p text:style-name="P71"><text:span text:style-name="T44"><text:s text:c="2"/>…</text:span></text:p><text:p text:style-name="P71"><text:span text:style-name="T44">}</text:span></text:p><draw:enhanced-geometry svg:viewBox="0 0 21600 21600" draw:type="rectangle" draw:enhanced-path="M 0 0 L 21600 0 21600 21600 0 21600 0 0 Z N"/></draw:custom-shape><draw:custom-shape draw:style-name="gr4" draw:text-style-name="P74" xml:id="id7" draw:id="id7" svg:width="1.0004in" svg:height="1.0004in" svg:x="0.1008in" svg:y="2.8in"><text:p text:style-name="P73"><text:span text:style-name="T45">Trusted</text:span></text:p><text:p text:style-name="P73"><text:span text:style-name="T45">Backen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74" xml:id="id3" draw:id="id3" svg:width="1.0004in" svg:height="1.0004in" svg:x="2.1008in" svg:y="2.8in"><text:p text:style-name="P73"><text:span text:style-name="T45">Trusted</text:span></text:p><text:p text:style-name="P73"><text:span text:style-name="T45">Intermediary</text:span></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74" xml:id="id8" draw:id="id8" svg:width="1.0004in" svg:height="0.5004in" svg:x="0.1008in" svg:y="1.55in"><text:p text:style-name="P73"><text:span text:style-name="T45">Backend</text:span></text:p><text:p text:style-name="P73"><text:span text:style-name="T45">context</text:span></text:p><draw:enhanced-geometry svg:viewBox="0 0 21600 21600" draw:type="rectangle" draw:enhanced-path="M 0 0 L 21600 0 21600 21600 0 21600 0 0 Z N"/></draw:custom-shape><draw:custom-shape draw:style-name="gr5" draw:text-style-name="P74" svg:width="1.0004in" svg:height="0.5004in" svg:x="2.1008in" svg:y="1.55in"><text:p text:style-name="P73"><text:span text:style-name="T45">Intermediary</text:span></text:p><text:p text:style-name="P73"><text:span text:style-name="T45">context</text:span></text:p><draw:enhanced-geometry svg:viewBox="0 0 21600 21600" draw:type="rectangle" draw:enhanced-path="M 0 0 L 21600 0 21600 21600 0 21600 0 0 Z N"/></draw:custom-shape><draw:custom-shape draw:style-name="gr3" draw:text-style-name="P74" xml:id="id2" draw:id="id2" svg:width="1.0004in" svg:height="2.0504in" svg:x="6.1008in" svg:y="0in"><text:p text:style-name="P73"><text:span text:style-name="T45">Active</text:span></text:p><text:p text:style-name="P73"><text:span text:style-name="T45">Policy</text:span></text:p><draw:enhanced-geometry svg:viewBox="0 0 21600 21600" draw:type="rectangle" draw:enhanced-path="M 0 0 L 21600 0 21600 21600 0 21600 0 0 Z N"/></draw:custom-shape><draw:custom-shape draw:style-name="gr3" draw:text-style-name="P74" xml:id="id1" draw:id="id1" svg:width="1.0004in" svg:height="1.0004in" svg:x="6.1008in" svg:y="2.8in"><text:p text:style-name="P73"><text:span text:style-name="T45">Policy</text:span></text:p><text:p text:style-name="P73"><text:span text:style-name="T45">Compil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74" xml:id="id9" draw:id="id9" svg:width="1.0004in" svg:height="1.0004in" svg:x="4.1008in" svg:y="2.8in"><text:p text:style-name="P73"><text:span text:style-name="T45">Applic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72" xml:id="id5" draw:id="id5" svg:width="1.5004in" svg:height="0.6504in" svg:x="5.6008in" svg:y="5.3in"><text:p text:style-name="P71"><text:span text:style-name="T44">profile Application {</text:span></text:p><text:p text:style-name="P71"><text:span text:style-name="T44"><text:s text:c="2"/></text:span><text:span text:style-name="T44">allow backend X,</text:span></text:p><text:p text:style-name="P71"><text:span text:style-name="T44"><text:s text:c="2"/></text:span><text:span text:style-name="T44">#implied ipc interm...</text:span></text:p><text:p text:style-name="P71"><text:span text:style-name="T44"><text:s text:c="2"/>…</text:span></text:p><text:p text:style-name="P71"><text:span text:style-name="T44">}</text:span></text:p><draw:enhanced-geometry svg:viewBox="0 0 21600 21600" draw:type="rectangle" draw:enhanced-path="M 0 0 L 21600 0 21600 21600 0 21600 0 0 Z N"/></draw:custom-shape><draw:custom-shape draw:style-name="gr6" draw:text-style-name="P74" xml:id="id10" draw:id="id10" svg:width="1.0004in" svg:height="0.5004in" svg:x="4.1008in" svg:y="1.55in"><text:p text:style-name="P73"><text:span text:style-name="T45">Application</text:span></text:p><text:p text:style-name="P73"><text:span text:style-name="T45">context</text:span></text:p><draw:enhanced-geometry svg:viewBox="0 0 21600 21600" draw:type="rectangle" draw:enhanced-path="M 0 0 L 21600 0 21600 21600 0 21600 0 0 Z N"/></draw:custom-shape><draw:connector draw:style-name="gr7" draw:text-style-name="P70" svg:x1="6.6008in" svg:y1="2.8in" svg:x2="6.6008in" svg:y2="2.05in" draw:start-shape="id1" draw:start-glue-point="0" draw:end-shape="id2" draw:end-glue-point="2" svg:d="m16766 7112v-1905" svg:viewBox="0 0 2 1907"><text:p/></draw:connector><draw:custom-shape draw:style-name="gr8" draw:text-style-name="P70" xml:id="id12" draw:id="id12" svg:width="0.5004in" svg:height="0.5004in" svg:x="1.3508in" svg:y="0.55in"><text:p/><draw:enhanced-geometry svg:viewBox="0 0 21600 21600" draw:glue-points="10800 0 0 10800 10800 21600 21600 10800" draw:text-areas="5400 5400 16200 16200" draw:type="diamond" draw:enhanced-path="M 10800 0 L 21600 10800 10800 21600 0 10800 10800 0 Z N"/></draw:custom-shape><draw:custom-shape draw:style-name="gr8" draw:text-style-name="P70" xml:id="id11" draw:id="id11" svg:width="0.5004in" svg:height="0.5004in" svg:x="3.3508in" svg:y="0.55in"><text:p/><draw:enhanced-geometry svg:viewBox="0 0 21600 21600" draw:glue-points="10800 0 0 10800 10800 21600 21600 10800" draw:text-areas="5400 5400 16200 16200" draw:type="diamond" draw:enhanced-path="M 10800 0 L 21600 10800 10800 21600 0 10800 10800 0 Z N"/></draw:custom-shape><draw:custom-shape draw:style-name="gr9" draw:text-style-name="P70" xml:id="id4" draw:id="id4" svg:width="0.5004in" svg:height="0.5504in" svg:x="2.3508in" svg:y="4.25in"><text:p/><draw:enhanced-geometry svg:viewBox="0 0 21600 21600" draw:glue-points="10800 0 0 10800 10800 21600 21600 10800" draw:text-areas="5400 5400 16200 16200" draw:type="diamond" draw:enhanced-path="M 10800 0 L 21600 10800 10800 21600 0 10800 10800 0 Z N"/></draw:custom-shape><draw:connector draw:style-name="gr10" draw:text-style-name="P70" draw:type="line" svg:x1="2.6008in" svg:y1="3.8in" svg:x2="2.6008in" svg:y2="4.25in" draw:start-shape="id3" draw:start-glue-point="2" draw:end-shape="id4" draw:end-glue-point="4" svg:d="m6606 9652v1143" svg:viewBox="0 0 2 1145"><text:p/></draw:connector><draw:connector draw:style-name="gr7" draw:text-style-name="P70" svg:x1="7.1008in" svg:y1="5.6252in" svg:x2="7.1008in" svg:y2="3.3in" draw:start-shape="id5" draw:start-glue-point="1" draw:end-shape="id1" svg:d="m18036 14288h502v-5906h-502" svg:viewBox="0 0 504 5907"><text:p/></draw:connector><draw:connector draw:style-name="gr7" draw:text-style-name="P70" svg:x1="7.1008in" svg:y1="4.8252in" svg:x2="7.1008in" svg:y2="3.3in" draw:start-shape="id6" draw:start-glue-point="1" draw:end-shape="id1" draw:end-glue-point="1" svg:d="m18036 12256h502v-3874h-502" svg:viewBox="0 0 504 3875"><text:p/></draw:connector><draw:line draw:style-name="gr11" draw:text-style-name="P70" svg:x1="0.4504in" svg:y1="3.8in" svg:x2="0.4504in" svg:y2="6.45in"><text:p/></draw:line><draw:line draw:style-name="gr12" draw:text-style-name="P70" svg:x1="2.7504in" svg:y1="2.8in" svg:x2="2.7504in" svg:y2="2.05in"><text:p/></draw:line><draw:line draw:style-name="gr12" draw:text-style-name="P70" svg:x1="2.4504in" svg:y1="2.8in" svg:x2="2.4504in" svg:y2="2.05in"><text:p/></draw:line><draw:connector draw:style-name="gr13" draw:text-style-name="P70" svg:x1="0.6008in" svg:y1="2.8in" svg:x2="0.6008in" svg:y2="2.05in" draw:start-shape="id7" draw:start-glue-point="0" draw:end-shape="id8" draw:end-glue-point="2" svg:d="m1526 7112v-1905" svg:viewBox="0 0 2 1907"><text:p/></draw:connector><draw:connector draw:style-name="gr13" draw:text-style-name="P70" svg:x1="4.6008in" svg:y1="2.8in" svg:x2="4.6008in" svg:y2="2.05in" draw:start-shape="id9" draw:start-glue-point="0" draw:end-shape="id10" draw:end-glue-point="2" svg:d="m11686 7112v-1905" svg:viewBox="0 0 2 1907"><text:p/></draw:connector><draw:connector draw:style-name="gr13" draw:text-style-name="P70" svg:x1="3.8508in" svg:y1="0.8in" svg:x2="4.6008in" svg:y2="1.55in" draw:start-shape="id11" draw:start-glue-point="7" draw:end-shape="id10" draw:end-glue-point="0" svg:d="m9781 2032h1905v1905" svg:viewBox="0 0 1907 1907"><text:p/></draw:connector><draw:connector draw:style-name="gr13" draw:text-style-name="P70" svg:x1="1.3508in" svg:y1="0.8in" svg:x2="0.6008in" svg:y2="1.55in" draw:start-shape="id12" draw:start-glue-point="5" draw:end-shape="id8" draw:end-glue-point="0" svg:d="m3431 2032h-1905v1905" svg:viewBox="0 0 1907 1907"><text:p/></draw:connector><draw:connector draw:style-name="gr14" draw:text-style-name="P70" svg:x1="2.1008in" svg:y1="3.3in" svg:x2="1.6008in" svg:y2="1.05in" draw:start-shape="id3" draw:start-glue-point="3" draw:end-shape="id12" draw:end-glue-point="6" svg:d="m5336 8382h-1270v-5715" svg:viewBox="0 0 1272 5717"><text:p/></draw:connector><draw:connector draw:style-name="gr14" draw:text-style-name="P70" svg:x1="3.1008in" svg:y1="3.3in" svg:x2="3.6008in" svg:y2="1.05in" draw:start-shape="id3" draw:start-glue-point="1" draw:end-shape="id11" draw:end-glue-point="6" svg:d="m7876 8382h1270v-5715" svg:viewBox="0 0 1272 5717"><text:p/></draw:connector><draw:line draw:style-name="gr15" draw:text-style-name="P70" svg:x1="2.7504in" svg:y1="0.8in" svg:x2="2.7504in" svg:y2="1.55in"><text:p/></draw:line><draw:line draw:style-name="gr15" draw:text-style-name="P70" svg:x1="2.7504in" svg:y1="0.8in" svg:x2="3.3504in" svg:y2="0.8in"><text:p/></draw:line><draw:line draw:style-name="gr15" draw:text-style-name="P70" svg:x1="2.4504in" svg:y1="0.8in" svg:x2="2.4504in" svg:y2="1.55in"><text:p/></draw:line><draw:line draw:style-name="gr15" draw:text-style-name="P70" svg:x1="2.4504in" svg:y1="0.8in" svg:x2="1.8504in" svg:y2="0.8in"><text:p/></draw:line><draw:line draw:style-name="gr7" draw:text-style-name="P70" svg:x1="5.1004in" svg:y1="1.8in" svg:x2="6.1004in" svg:y2="1.8in"><text:p/></draw:line><draw:line draw:style-name="gr7" draw:text-style-name="P70" svg:x1="3.6004in" svg:y1="0.55in" svg:x2="6.1004in" svg:y2="0.55in"><text:p/></draw:line><draw:line draw:style-name="gr7" draw:text-style-name="P70" svg:x1="1.6004in" svg:y1="0.3in" svg:x2="6.1004in" svg:y2="0.3in"><text:p/></draw:line><draw:line draw:style-name="gr2" draw:text-style-name="P70" svg:x1="1.6004in" svg:y1="0.55in" svg:x2="1.6004in" svg:y2="0.3in"><text:p/></draw:line><draw:line draw:style-name="gr16" draw:text-style-name="P70" svg:x1="0.4504in" svg:y1="6.45in" svg:x2="5.6004in" svg:y2="6.45in"><text:p/></draw:line><draw:connector draw:style-name="gr17" draw:text-style-name="P70" svg:x1="0.6008in" svg:y1="3.8in" svg:x2="2.3508in" svg:y2="4.5252in" draw:start-shape="id7" draw:start-glue-point="2" draw:end-shape="id4" draw:end-glue-point="5" svg:d="m1526 9652v1842h4445" svg:viewBox="0 0 4447 1843"><text:p/></draw:connector><draw:connector draw:style-name="gr17" draw:text-style-name="P70" svg:x1="2.8508in" svg:y1="4.5252in" svg:x2="4.6008in" svg:y2="3.8in" draw:start-shape="id4" draw:start-glue-point="7" draw:end-shape="id9" draw:end-glue-point="2" svg:d="m7241 11494h4445v-1842" svg:viewBox="0 0 4447 1843"><text:p/></draw:connector><draw:line draw:style-name="gr16" draw:text-style-name="P70" svg:x1="0.4504in" svg:y1="5.8in" svg:x2="5.6004in" svg:y2="5.8in"><text:p/></draw:line><draw:line draw:style-name="gr16" draw:text-style-name="P70" svg:x1="2.6004in" svg:y1="5.45in" svg:x2="5.6004in" svg:y2="5.45in"><text:p/></draw:line><draw:connector draw:style-name="gr16" draw:text-style-name="P70" draw:type="line" svg:x1="2.6008in" svg:y1="4.8in" svg:x2="5.6008in" svg:y2="4.8252in" draw:start-shape="id4" draw:start-glue-point="6" draw:end-shape="id6" draw:end-glue-point="3" svg:d="m6606 12192 7620 64" svg:viewBox="0 0 7622 65"><text:p/></draw:connector><draw:line draw:style-name="gr11" draw:text-style-name="P70" svg:x1="2.6004in" svg:y1="5.45in" svg:x2="2.6004in" svg:y2="4.8in"><text:p/></draw:line><draw:connector draw:style-name="gr7" draw:text-style-name="P70" svg:x1="7.1008in" svg:y1="6.4752in" svg:x2="7.1008in" svg:y2="3.3in" draw:start-shape="id13" draw:start-glue-point="1" draw:end-shape="id1" draw:end-glue-point="1" svg:d="m18036 16447h502v-8065h-502" svg:viewBox="0 0 504 8066"><text:p/></draw:connector><draw:line draw:style-name="gr2" draw:text-style-name="P70" svg:x1="0.1004in" svg:y1="3.3in" svg:x2="0.0004in" svg:y2="3.3in"><text:p/></draw:line><draw:line draw:style-name="gr2" draw:text-style-name="P70" svg:x1="0.0004in" svg:y1="0.1in" svg:x2="0.0004in" svg:y2="3.3in"><text:p/></draw:line><draw:line draw:style-name="gr7" draw:text-style-name="P70" svg:x1="0.0004in" svg:y1="0.1in" svg:x2="6.1004in" svg:y2="0.1in"><text:p/></draw:line></draw:g>Illustration <text:sequence text:ref-name="refIllustration2" text:name="Illustration" text:formula="ooow:Illustration+1" style:num-format="1">3</text:sequence>: 3 Layer Model: with Trusted Intermediary and Backend</text:p></draw:text-box></draw:frame><text:soft-page-break/></text:p>
      <text:p text:style-name="P16">bar</text:p>
      <text:p text:style-name="P25"/>
      <text:h text:style-name="P66" text:outline-level="3"><text:bookmark-start text:name="__RefHeading__4019_510320029"/>Extending Policy to support Trusted Helpers<text:bookmark-end text:name="__RefHeading__4019_510320029"/></text:h>
      <text:p text:style-name="P13"/>
      <text:p text:style-name="P13">- how to update policy blah, blah, blah</text:p>
      <text:p text:style-name="P13"/>
      <text:p text:style-name="P13"/>
      <text:p text:style-name="P16"/>
      <text:p text:style-name="P17">- policy enforced by trusted app does not have to be done by apparmor</text:p>
      <text:p text:style-name="P17"><text:s text:c="2"/>- however then some communication enforcement can not be enforced</text:p>
      <text:p text:style-name="P17"><text:s text:c="2"/>- policy is split between different systems</text:p>
      <text:p text:style-name="P17"><text:s text:c="4"/>- better to keep policy in unified place</text:p>
      <text:p text:style-name="P17"><text:soft-page-break/><text:s text:c="4"/>- also this allows policy to leverage apparmor security labeling, so not just can X access Y, <text:s/>X can access Y if in state Z</text:p>
      <text:p text:style-name="P17"/>
      <text:p text:style-name="P18"/>
      <text:p text:style-name="P19">- trust app needs to track and deal with handle update/mediation.</text:p>
      <text:p text:style-name="P19">- provide api similar to what kernel uses to build labels and check them</text:p>
      <text:p text:style-name="P19">- api can cache perms or send the request directly to the kernel</text:p>
      <text:p text:style-name="P19">- don't have to necessarily directly pull the matching engine from the kernel, could just cache decisions, dependent on needs.</text:p>
      <text:p text:style-name="P19"/>
      <text:p text:style-name="P19">Need</text:p>
      <text:p text:style-name="P19">- label_insert(X) – look up or insert new label</text:p>
      <text:p text:style-name="P19">- label_insert_merge(X, Y) – lookup/insert new label that is merge of two</text:p>
      <text:p text:style-name="P19"/>
      <text:p text:style-name="P19">oh, ouch ordering problem for lookup – what to do when replace renames the profile?</text:p>
      <text:p text:style-name="P19">- regular replacement, removal and even revocation are not a problematic</text:p>
      <text:p text:style-name="P20">- for renaming replacement, have to build a new sorted label</text:p>
      <text:p text:style-name="P20"/>
      <text:p text:style-name="P2"><text:span text:style-name="T34">Eg </text:span><text:span text:style-name="T5">Multiple settings stored in a single db file</text:span></text:p>
      <text:p text:style-name="P21"/>
      <text:p text:style-name="P21">Mechanism, not policy</text:p>
      <text:p text:style-name="P21"/>
      <text:p text:style-name="P21">- backend</text:p>
      <text:p text:style-name="P21">- intermediary</text:p>
      <text:p text:style-name="P21">- intermediary + backend</text:p>
      <text:p text:style-name="P4">This loss of information means that mediation of thes</text:p>
      <text:p text:style-name="P4"/>
      <text:p text:style-name="P14">trusted helpers and namespaces</text:p>
      <text:p text:style-name="P14">- trusted helpers don't see or know they are in a different namespace</text:p>
      <text:p text:style-name="P14">- they treat all their requests as if every request is in the same namespace/profile. eg. Even if the helper and app are in the same username space with different profiles, and their system namespace profiles are different, the helper only makes it decision based on the usernamespace profile (it can't see the system)</text:p>
      <text:p text:style-name="P14">- if the trusted helper is in a system namespace it can see the request is coming from something from from a usernamespace and take that information into account</text:p>
      <text:p text:style-name="P22">instead of</text:p>
      <text:p text:style-name="P22"><text:s text:c="2"/>ipc socket,</text:p>
      <text:p text:style-name="P22"><text:s text:c="2"/>dbus foo,</text:p>
      <text:p text:style-name="P22"><text:s text:c="2"/>allow backend X</text:p>
      <text:p text:style-name="P22">we just have</text:p>
      <text:p text:style-name="P22"><text:s text:c="2"/>allow backend X</text:p>
      <text:p text:style-name="P23">allow gsetting foo write,</text:p>
      <text:p text:style-name="P23">- dbus interface=gsettings method=set field=foo,</text:p>
      <text:p text:style-name="P23">- @{dbus_session} rw,</text:p>
      <text:p text:style-name="P23"/>
      <text:p text:style-name="P23">or</text:p>
      <text:p text:style-name="P23"/>
      <text:p text:style-name="P23">- gsettings field=foo w, </text:p>
      <text:p text:style-name="P23">- dbus interface=gsettings method=set field=foo,</text:p>
      <text:p text:style-name="P23">- @{dbus_session} rw,</text:p>
      <text:p text:style-name="P2"/>
      <text:p text:style-name="P14">- is there a case where we system namespace wants to ignore the usernamespace labeling?</text:p>
      <text:p text:style-name="P14"><text:s text:c="2"/>- almost certainly, infact probably most of the time.</text:p>
      <text:p text:style-name="P14"><text:s text:c="2"/>- in fact unless other wise specified all subnamespaces should probably be assumed to be allowed, that is for <text:soft-page-break/>most rules, its only the labeling within the namespace that counts</text:p>
      <text:p text:style-name="P14"/>
      <text:p text:style-name="P14"/>
      <text:p text:style-name="P1"/>
      <text:p text:style-name="P2">- trusted apps and trusted intermediaries</text:p>
      <text:p text:style-name="P2">- policy extensions that are at the intermediary level not the system object level</text:p>
      <text:p text:style-name="P2"><text:s text:c="2"/>- intermediary rules can imply other rules, the set of rules that are implied can be abstracted</text:p>
      <text:p text:style-name="P24"><text:span text:style-name="T35"><text:s text:c="4"/>- this means policy isn't hard coding the how </text:span><text:span text:style-name="T36">(separate policy and mechanism)</text:span></text:p>
      <text:p text:style-name="P2"><text:s text:c="4"/>- this makes for smaller policy</text:p>
      <text:p text:style-name="P2">- policy needs to be able to be flexibly extended</text:p>
      <text:p text:style-name="P2"/>
      <text:h text:style-name="P69" text:outline-level="10"/>
      <text:p text:style-name="P25">Hrmm, stack needs to be a different permission than change_profile other wise, when setting up a confined parent.</text:p>
      <text:p text:style-name="P25"/>
      <text:p text:style-name="P25">Hrmm should domain transitions only affect the bottom layer of the stack?</text:p>
      <text:p text:style-name="P25">Or perhaps those in the same namespace.</text:p>
      <text:p text:style-name="P25"/>
      <text:p text:style-name="P25">From a system, user profile pov. You want each applying their profiles.</text:p>
      <text:list xml:id="list7109913247291074861" text:style-name="L2">
        <text:list-item>
          <text:p text:style-name="P51">Unless you are only going to treat the user in a broad stroke. <text:s/>Ie stick the user in a specific profile and not change it based on what the user runs.</text:p>
          <text:list>
            <text:list-item>
              <text:p text:style-name="P51">What of suid programs then?</text:p>
            </text:list-item>
          </text:list>
        </text:list-item>
      </text:list>
      <text:p text:style-name="P25"/>
      <text:p text:style-name="P25">From a container/chroot pov the transition does not change what is being done.</text:p>
      <text:list xml:id="list3252159556926818624" text:style-name="L3">
        <text:list-item>
          <text:p text:style-name="P52">this can be done with a custom profile that traps domain transitions (ix)</text:p>
          <text:list>
            <text:list-item>
              <text:p text:style-name="P52">we would need ix for change_hat, change_profile, stack?</text:p>
              <text:p text:style-name="P52"/>
            </text:list-item>
          </text:list>
        </text:list-item>
      </text:list>
      <text:p text:style-name="P25"/>
      <text:p text:style-name="P25"/>
      <text:p text:style-name="P25"/>
      <text:p text:style-name="P25"/>
      <text:p text:style-name="P25"/>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Fine_20_Dashed" draw:display-name="Fine Dashed" draw:style="rect" draw:dots1="1" draw:dots1-length="0.1134in" draw:dots2="1" draw:dots2-length="0.1134in" draw:distance="0.1134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Johansen</meta:initial-creator>
    <meta:creation-date>2013-04-30T07:53:44</meta:creation-date>
    <dc:date>2013-04-30T23:22:37</dc:date>
    <dc:creator>John Johansen</dc:creator>
    <meta:editing-duration>PT9H14M12S</meta:editing-duration>
    <meta:editing-cycles>9</meta:editing-cycles>
    <meta:generator>LibreOffice/4.0.2.2$Linux_X86_64 LibreOffice_project/400m0$Build-2</meta:generator>
    <meta:document-statistic meta:table-count="0" meta:image-count="0" meta:object-count="0" meta:page-count="11" meta:paragraph-count="158" meta:word-count="2564" meta:character-count="15366" meta:non-whitespace-character-count="12915"/>
  </office:meta>
</office:document-meta>
</file>